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e4a58" officeooo:paragraph-rsid="000e4a58" style:font-weight-asian="bold" style:font-weight-complex="bold"/>
    </style:style>
    <style:style style:name="P3" style:family="paragraph" style:parent-style-name="Standard">
      <style:text-properties officeooo:rsid="000e4a58" officeooo:paragraph-rsid="000e4a58"/>
    </style:style>
    <style:style style:name="P4" style:family="paragraph" style:parent-style-name="Standard">
      <style:paragraph-properties fo:text-align="end" style:justify-single-word="false"/>
      <style:text-properties officeooo:rsid="000e4a58" officeooo:paragraph-rsid="000e4a58"/>
    </style:style>
    <style:style style:name="P5" style:family="paragraph" style:parent-style-name="Standard">
      <style:text-properties style:font-name="Liberation Serif" officeooo:rsid="001a0e0d" officeooo:paragraph-rsid="000e4a58"/>
    </style:style>
    <style:style style:name="P6" style:family="paragraph" style:parent-style-name="Standard">
      <style:text-properties style:font-name="Liberation Serif" officeooo:rsid="001fc4bd" officeooo:paragraph-rsid="001fc4bd"/>
    </style:style>
    <style:style style:name="P7" style:family="paragraph" style:parent-style-name="Standard">
      <style:paragraph-properties fo:text-align="end" style:justify-single-word="false"/>
      <style:text-properties style:font-name="Liberation Serif" officeooo:rsid="001fc4bd" officeooo:paragraph-rsid="001fc4bd"/>
    </style:style>
    <style:style style:name="P8" style:family="paragraph" style:parent-style-name="Standard">
      <style:text-properties style:font-name="Liberation Serif" officeooo:rsid="001fc4bd" officeooo:paragraph-rsid="00370e56"/>
    </style:style>
    <style:style style:name="P9" style:family="paragraph" style:parent-style-name="Standard">
      <style:text-properties style:font-name="Liberation Serif" officeooo:rsid="001fc4bd" officeooo:paragraph-rsid="004167c8"/>
    </style:style>
    <style:style style:name="P10" style:family="paragraph" style:parent-style-name="Standard">
      <style:text-properties style:font-name="Liberation Serif" officeooo:rsid="0036135e" officeooo:paragraph-rsid="0036135e"/>
    </style:style>
    <style:style style:name="P11" style:family="paragraph" style:parent-style-name="Standard">
      <style:text-properties style:font-name="Noto Sans CJK SC Regular" officeooo:rsid="002909b4" officeooo:paragraph-rsid="001fc4bd"/>
    </style:style>
    <style:style style:name="P12" style:family="paragraph" style:parent-style-name="Standard">
      <style:text-properties style:font-name="Noto Sans CJK SC Regular" officeooo:rsid="002ab3d1" officeooo:paragraph-rsid="001fc4bd"/>
    </style:style>
    <style:style style:name="P13" style:family="paragraph" style:parent-style-name="Standard">
      <style:text-properties style:font-name="Noto Sans CJK SC Regular" officeooo:rsid="002c444d" officeooo:paragraph-rsid="001fc4bd"/>
    </style:style>
    <style:style style:name="P14" style:family="paragraph" style:parent-style-name="Standard">
      <style:text-properties style:font-name="Noto Sans CJK SC Regular" officeooo:rsid="002e0050" officeooo:paragraph-rsid="001fc4bd"/>
    </style:style>
    <style:style style:name="P15" style:family="paragraph" style:parent-style-name="Standard">
      <style:text-properties style:font-name="Noto Sans CJK SC Regular" officeooo:rsid="0030706e" officeooo:paragraph-rsid="001fc4bd"/>
    </style:style>
    <style:style style:name="P16" style:family="paragraph" style:parent-style-name="Standard">
      <style:text-properties style:font-name="Noto Sans CJK SC Regular" officeooo:rsid="00324598" officeooo:paragraph-rsid="001fc4bd"/>
    </style:style>
    <style:style style:name="P17" style:family="paragraph" style:parent-style-name="Standard">
      <style:text-properties style:font-name="Noto Sans CJK SC Regular" officeooo:rsid="0032b72b" officeooo:paragraph-rsid="001fc4bd"/>
    </style:style>
    <style:style style:name="P18" style:family="paragraph" style:parent-style-name="Standard">
      <style:text-properties style:font-name="Noto Sans CJK SC Regular" officeooo:rsid="003942e3" officeooo:paragraph-rsid="001fc4bd"/>
    </style:style>
    <style:style style:name="P19" style:family="paragraph" style:parent-style-name="Standard">
      <style:text-properties style:font-name="Noto Sans CJK SC Regular" officeooo:rsid="00397376" officeooo:paragraph-rsid="001fc4bd"/>
    </style:style>
    <style:style style:name="P20" style:family="paragraph" style:parent-style-name="Standard">
      <style:text-properties style:font-name="Noto Sans CJK SC Regular" officeooo:rsid="003c1979" officeooo:paragraph-rsid="001fc4bd"/>
    </style:style>
    <style:style style:name="P21" style:family="paragraph" style:parent-style-name="Standard">
      <style:text-properties style:font-name="Noto Sans CJK SC Regular" officeooo:rsid="003f9fa8" officeooo:paragraph-rsid="001fc4bd"/>
    </style:style>
    <style:style style:name="P22" style:family="paragraph" style:parent-style-name="Standard">
      <style:text-properties style:font-name="Noto Sans CJK SC Regular" officeooo:rsid="003ba57a" officeooo:paragraph-rsid="001fc4bd"/>
    </style:style>
    <style:style style:name="P23" style:family="paragraph" style:parent-style-name="Standard">
      <style:text-properties style:font-name="Noto Sans CJK SC Regular" officeooo:rsid="004276a5" officeooo:paragraph-rsid="004276a5"/>
    </style:style>
    <style:style style:name="P24" style:family="paragraph" style:parent-style-name="Standard">
      <style:text-properties style:font-name="Noto Sans CJK SC Regular" officeooo:rsid="00435bd3" officeooo:paragraph-rsid="00435bd3"/>
    </style:style>
    <style:style style:name="P25" style:family="paragraph" style:parent-style-name="Standard">
      <style:text-properties style:font-name="Noto Sans CJK SC Regular" officeooo:rsid="00444884" officeooo:paragraph-rsid="00444884"/>
    </style:style>
    <style:style style:name="P26" style:family="paragraph" style:parent-style-name="Standard">
      <style:text-properties style:font-name="Noto Sans CJK SC Regular" fo:font-weight="bold" officeooo:rsid="004276a5" officeooo:paragraph-rsid="004276a5" style:font-weight-asian="bold" style:font-weight-complex="bold"/>
    </style:style>
    <style:style style:name="P27" style:family="paragraph" style:parent-style-name="Standard">
      <style:text-properties style:font-name="Noto Sans CJK SC Regular" fo:font-weight="bold" officeooo:rsid="00435bd3" officeooo:paragraph-rsid="00435bd3" style:font-weight-asian="bold" style:font-weight-complex="bold"/>
    </style:style>
    <style:style style:name="P28" style:family="paragraph" style:parent-style-name="Standard">
      <style:text-properties style:font-name="Noto Sans CJK SC Regular" officeooo:rsid="004167c8" officeooo:paragraph-rsid="004167c8"/>
    </style:style>
    <style:style style:name="P29" style:family="paragraph" style:parent-style-name="Standard">
      <style:text-properties style:font-name="Noto Sans CJK SC Regular" officeooo:rsid="004167c8" officeooo:paragraph-rsid="001fc4bd"/>
    </style:style>
    <style:style style:name="P30" style:family="paragraph" style:parent-style-name="Standard">
      <style:text-properties style:font-name="Noto Sans CJK SC Regular" officeooo:rsid="004167c8" officeooo:paragraph-rsid="0041db8f"/>
    </style:style>
    <style:style style:name="P31" style:family="paragraph" style:parent-style-name="Standard">
      <style:text-properties style:font-name="Noto Sans CJK SC Regular" officeooo:rsid="0046389f" officeooo:paragraph-rsid="0046389f"/>
    </style:style>
    <style:style style:name="P32" style:family="paragraph" style:parent-style-name="Standard">
      <style:paragraph-properties fo:text-align="end" style:justify-single-word="false"/>
      <style:text-properties style:font-name="Noto Sans CJK SC Regular" officeooo:rsid="0046389f" officeooo:paragraph-rsid="0046389f"/>
    </style:style>
    <style:style style:name="P33" style:family="paragraph" style:parent-style-name="Standard">
      <style:text-properties style:font-name="Noto Sans CJK SC Regular" officeooo:rsid="00489998" officeooo:paragraph-rsid="00489998"/>
    </style:style>
    <style:style style:name="P34" style:family="paragraph" style:parent-style-name="Standard">
      <style:paragraph-properties fo:text-align="end" style:justify-single-word="false"/>
      <style:text-properties style:font-name="Noto Sans CJK SC Regular" officeooo:rsid="00489998" officeooo:paragraph-rsid="00489998"/>
    </style:style>
    <style:style style:name="P35" style:family="paragraph" style:parent-style-name="Standard">
      <style:text-properties style:font-name="Noto Sans CJK SC Regular" officeooo:rsid="004e6e1b" officeooo:paragraph-rsid="004e6e1b"/>
    </style:style>
    <style:style style:name="P36" style:family="paragraph" style:parent-style-name="Standard">
      <style:text-properties style:font-name="Noto Sans CJK SC Regular" officeooo:rsid="004a538a" officeooo:paragraph-rsid="00489998"/>
    </style:style>
    <style:style style:name="P37" style:family="paragraph" style:parent-style-name="Standard">
      <style:text-properties style:font-name="Noto Sans CJK SC Regular" officeooo:rsid="005329c2" officeooo:paragraph-rsid="005329c2"/>
    </style:style>
    <style:style style:name="P38" style:family="paragraph" style:parent-style-name="Standard">
      <style:paragraph-properties fo:text-align="end" style:justify-single-word="false"/>
      <style:text-properties style:font-name="Noto Sans CJK SC Regular" officeooo:rsid="005329c2" officeooo:paragraph-rsid="005329c2"/>
    </style:style>
    <style:style style:name="P39" style:family="paragraph" style:parent-style-name="Standard">
      <style:text-properties style:font-name="Noto Sans CJK SC Regular" officeooo:rsid="0054fd06" officeooo:paragraph-rsid="005329c2"/>
    </style:style>
    <style:style style:name="P40" style:family="paragraph" style:parent-style-name="Standard">
      <style:text-properties style:font-name="Noto Sans CJK SC Regular" officeooo:rsid="0055b51d" officeooo:paragraph-rsid="005329c2"/>
    </style:style>
    <style:style style:name="P41" style:family="paragraph" style:parent-style-name="Standard">
      <style:text-properties style:font-name="Noto Sans CJK SC Regular" officeooo:rsid="00578312" officeooo:paragraph-rsid="005329c2"/>
    </style:style>
    <style:style style:name="P42" style:family="paragraph" style:parent-style-name="Standard">
      <style:text-properties style:font-name="Noto Sans CJK SC Regular" officeooo:rsid="00598465" officeooo:paragraph-rsid="00598465"/>
    </style:style>
    <style:style style:name="P43" style:family="paragraph" style:parent-style-name="Standard">
      <style:paragraph-properties fo:text-align="end" style:justify-single-word="false"/>
      <style:text-properties style:font-name="Noto Sans CJK SC Regular" officeooo:rsid="00598465" officeooo:paragraph-rsid="00598465"/>
    </style:style>
    <style:style style:name="P44" style:family="paragraph" style:parent-style-name="Standard">
      <style:text-properties style:font-name="Noto Sans CJK SC Regular" fo:font-size="10.5pt" officeooo:rsid="00598465" officeooo:paragraph-rsid="00598465" style:font-size-asian="10.5pt" style:font-size-complex="10.5pt"/>
    </style:style>
    <style:style style:name="P45" style:family="paragraph" style:parent-style-name="Standard">
      <style:text-properties style:font-name="Noto Sans CJK SC Regular" fo:font-size="10.5pt" officeooo:rsid="00598465" officeooo:paragraph-rsid="005cbecd" style:font-size-asian="10.5pt" style:font-size-complex="10.5pt"/>
    </style:style>
    <style:style style:name="P46" style:family="paragraph" style:parent-style-name="Standard">
      <style:text-properties style:font-name="Noto Sans CJK SC Regular" fo:font-size="10.5pt" officeooo:rsid="005ad386" officeooo:paragraph-rsid="00598465" style:font-size-asian="10.5pt" style:font-size-complex="10.5pt"/>
    </style:style>
    <style:style style:name="P47" style:family="paragraph" style:parent-style-name="Standard">
      <style:text-properties style:font-name="Noto Sans CJK SC Regular" fo:font-size="10.5pt" officeooo:rsid="005cbecd" officeooo:paragraph-rsid="005cbecd" style:font-size-asian="10.5pt" style:font-size-complex="10.5pt"/>
    </style:style>
    <style:style style:name="P48" style:family="paragraph" style:parent-style-name="Standard">
      <style:text-properties style:font-name="Noto Sans CJK SC Regular" fo:font-size="10.5pt" officeooo:rsid="0060766c" officeooo:paragraph-rsid="00598465" style:font-size-asian="10.5pt" style:font-size-complex="10.5pt"/>
    </style:style>
    <style:style style:name="P49" style:family="paragraph" style:parent-style-name="Standard">
      <style:text-properties style:font-name="Noto Sans CJK SC Regular" fo:font-size="10.5pt" officeooo:rsid="0062dfb6" officeooo:paragraph-rsid="00598465" style:font-size-asian="10.5pt" style:font-size-complex="10.5pt"/>
    </style:style>
    <style:style style:name="P50" style:family="paragraph" style:parent-style-name="Standard">
      <style:text-properties style:font-name="Noto Sans CJK SC Regular" fo:font-size="10.5pt" officeooo:rsid="00650ea8" officeooo:paragraph-rsid="00650ea8" style:font-size-asian="10.5pt" style:font-size-complex="10.5pt"/>
    </style:style>
    <style:style style:name="P51"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2" style:family="paragraph" style:parent-style-name="Standard">
      <style:text-properties style:font-name="Noto Sans CJK SC Regular" fo:font-size="10.5pt" officeooo:rsid="006a836c" officeooo:paragraph-rsid="00650ea8" style:font-size-asian="10.5pt" style:font-size-complex="10.5pt"/>
    </style:style>
    <style:style style:name="P53" style:family="paragraph" style:parent-style-name="Standard">
      <style:text-properties style:font-name="Noto Sans CJK SC Regular" fo:font-size="10.5pt" officeooo:rsid="006ac339" officeooo:paragraph-rsid="00650ea8" style:font-size-asian="10.5pt" style:font-size-complex="10.5pt"/>
    </style:style>
    <style:style style:name="P54" style:family="paragraph" style:parent-style-name="Standard">
      <style:text-properties style:font-name="Noto Sans CJK SC Regular" fo:font-size="10.5pt" officeooo:rsid="00750eb3" officeooo:paragraph-rsid="00650ea8" style:font-size-asian="10.5pt" style:font-size-complex="10.5pt"/>
    </style:style>
    <style:style style:name="P55"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6" style:family="paragraph" style:parent-style-name="Standard">
      <style:text-properties style:font-name="Noto Sans CJK SC Regular" fo:font-size="10.5pt" officeooo:rsid="00750eb3" officeooo:paragraph-rsid="007d8f28" style:font-size-asian="10.5pt" style:font-size-complex="10.5pt"/>
    </style:style>
    <style:style style:name="P57" style:family="paragraph" style:parent-style-name="Standard">
      <style:text-properties style:font-name="Noto Sans CJK SC Regular" fo:font-size="10.5pt" officeooo:rsid="007a82cd" officeooo:paragraph-rsid="007a82cd" style:font-size-asian="10.5pt" style:font-size-complex="10.5pt"/>
    </style:style>
    <style:style style:name="P58" style:family="paragraph" style:parent-style-name="Standard">
      <style:text-properties style:font-name="Noto Sans CJK SC Regular" fo:font-size="10.5pt" officeooo:rsid="007c3ab7" officeooo:paragraph-rsid="007c3ab7" style:font-size-asian="10.5pt" style:font-size-complex="10.5pt"/>
    </style:style>
    <style:style style:name="P59" style:family="paragraph" style:parent-style-name="Standard">
      <style:text-properties style:font-name="Noto Sans CJK SC Regular" fo:font-size="10.5pt" officeooo:rsid="007d8f28" officeooo:paragraph-rsid="007d8f28" style:font-size-asian="10.5pt" style:font-size-complex="10.5pt"/>
    </style:style>
    <style:style style:name="P60" style:family="paragraph" style:parent-style-name="Standard">
      <style:text-properties style:font-name="Noto Sans CJK SC Regular" fo:font-size="10.5pt" officeooo:rsid="00859e59" officeooo:paragraph-rsid="00859e59" style:font-size-asian="10.5pt" style:font-size-complex="10.5pt"/>
    </style:style>
    <style:style style:name="P61" style:family="paragraph" style:parent-style-name="Standard">
      <style:text-properties style:font-name="Noto Sans CJK SC Regular" fo:font-size="10.5pt" officeooo:rsid="00859e59" officeooo:paragraph-rsid="008dcd86" style:font-size-asian="10.5pt" style:font-size-complex="10.5pt"/>
    </style:style>
    <style:style style:name="P62" style:family="paragraph" style:parent-style-name="Standard">
      <style:text-properties style:font-name="Noto Sans CJK SC Regular" fo:font-size="10.5pt" officeooo:rsid="0098a8f8" officeooo:paragraph-rsid="0098a8f8" style:font-size-asian="10.5pt" style:font-size-complex="10.5pt"/>
    </style:style>
    <style:style style:name="P63" style:family="paragraph" style:parent-style-name="Standard">
      <style:text-properties style:font-name="Noto Sans CJK SC Regular" fo:font-size="10.5pt" officeooo:rsid="0099b8fa" officeooo:paragraph-rsid="0099b8fa" style:font-size-asian="10.5pt" style:font-size-complex="10.5pt"/>
    </style:style>
    <style:style style:name="P64" style:family="paragraph" style:parent-style-name="Standard">
      <style:text-properties style:font-name="Noto Sans CJK SC Regular" fo:font-size="10.5pt" officeooo:rsid="009a3652" officeooo:paragraph-rsid="009a3652" style:font-size-asian="10.5pt" style:font-size-complex="10.5pt"/>
    </style:style>
    <style:style style:name="P65" style:family="paragraph" style:parent-style-name="Standard">
      <style:text-properties style:font-name="Noto Sans CJK SC Regular" fo:font-size="10.5pt" officeooo:rsid="009c02ee" officeooo:paragraph-rsid="009c02ee" style:font-size-asian="10.5pt" style:font-size-complex="10.5pt"/>
    </style:style>
    <style:style style:name="P66" style:family="paragraph" style:parent-style-name="Standard">
      <style:text-properties style:font-name="Noto Sans CJK SC Regular" fo:font-size="10.5pt" officeooo:rsid="009de677" officeooo:paragraph-rsid="009de677" style:font-size-asian="10.5pt" style:font-size-complex="10.5pt"/>
    </style:style>
    <style:style style:name="P67" style:family="paragraph" style:parent-style-name="Standard">
      <style:text-properties style:font-name="Noto Sans CJK SC Regular" fo:font-size="10.5pt" officeooo:rsid="009de677" officeooo:paragraph-rsid="00a391c0" style:font-size-asian="10.5pt" style:font-size-complex="10.5pt"/>
    </style:style>
    <style:style style:name="P68" style:family="paragraph" style:parent-style-name="Standard">
      <style:text-properties style:font-name="Noto Sans CJK SC Regular" fo:font-size="10.5pt" officeooo:rsid="009de677" officeooo:paragraph-rsid="00a468b6" style:font-size-asian="10.5pt" style:font-size-complex="10.5pt"/>
    </style:style>
    <style:style style:name="P69" style:family="paragraph" style:parent-style-name="Standard">
      <style:text-properties style:font-name="Noto Sans CJK SC Regular" fo:font-size="10.5pt" officeooo:rsid="00a5e0ea" officeooo:paragraph-rsid="00a5e0ea" style:font-size-asian="10.5pt" style:font-size-complex="10.5pt"/>
    </style:style>
    <style:style style:name="P70" style:family="paragraph" style:parent-style-name="Standard">
      <style:text-properties style:font-name="Noto Sans CJK SC Regular" fo:font-size="10.5pt" officeooo:rsid="00a5f065" officeooo:paragraph-rsid="00a5f065" style:font-size-asian="10.5pt" style:font-size-complex="10.5pt"/>
    </style:style>
    <style:style style:name="P71" style:family="paragraph" style:parent-style-name="Standard">
      <style:text-properties style:font-name="Noto Sans CJK SC Regular" fo:font-size="10.5pt" officeooo:rsid="00a6cacf" officeooo:paragraph-rsid="00a6cacf" style:font-size-asian="10.5pt" style:font-size-complex="10.5pt"/>
    </style:style>
    <style:style style:name="P72" style:family="paragraph" style:parent-style-name="Standard">
      <style:text-properties style:font-name="Noto Sans CJK SC Regular" fo:font-size="10.5pt" officeooo:rsid="00adbc98" officeooo:paragraph-rsid="00adbc98" style:font-size-asian="10.5pt" style:font-size-complex="10.5pt"/>
    </style:style>
    <style:style style:name="P73" style:family="paragraph" style:parent-style-name="Standard">
      <style:text-properties style:font-name="Noto Sans CJK SC Regular" fo:font-size="10.5pt" officeooo:rsid="00b021f2" officeooo:paragraph-rsid="00b021f2" style:font-size-asian="10.5pt" style:font-size-complex="10.5pt"/>
    </style:style>
    <style:style style:name="P74" style:family="paragraph" style:parent-style-name="Standard">
      <style:text-properties style:font-name="Noto Sans CJK SC Regular" fo:font-size="10.5pt" officeooo:rsid="00b021f2" officeooo:paragraph-rsid="00b5789d" style:font-size-asian="10.5pt" style:font-size-complex="10.5pt"/>
    </style:style>
    <style:style style:name="P75" style:family="paragraph" style:parent-style-name="Standard">
      <style:text-properties style:font-name="Noto Sans CJK SC Regular" fo:font-size="10.5pt" officeooo:rsid="00b021f2" officeooo:paragraph-rsid="00b8f9ac" style:font-size-asian="10.5pt" style:font-size-complex="10.5pt"/>
    </style:style>
    <style:style style:name="P76" style:family="paragraph" style:parent-style-name="Standard">
      <style:text-properties style:font-name="Noto Sans CJK SC Regular" fo:font-size="10.5pt" officeooo:rsid="00babae6" officeooo:paragraph-rsid="00babae6" style:font-size-asian="10.5pt" style:font-size-complex="10.5pt"/>
    </style:style>
    <style:style style:name="P77" style:family="paragraph" style:parent-style-name="Standard">
      <style:text-properties style:font-name="Noto Sans CJK SC Regular" fo:font-size="10.5pt" officeooo:rsid="00bb7ff5" officeooo:paragraph-rsid="00bb7ff5" style:font-size-asian="10.5pt" style:font-size-complex="10.5pt"/>
    </style:style>
    <style:style style:name="P78" style:family="paragraph" style:parent-style-name="Standard">
      <style:text-properties style:font-name="Noto Sans CJK SC Regular" fo:font-size="10.5pt" officeooo:rsid="00bcf8c2" officeooo:paragraph-rsid="00bcf8c2" style:font-size-asian="10.5pt" style:font-size-complex="10.5pt"/>
    </style:style>
    <style:style style:name="P79" style:family="paragraph" style:parent-style-name="Standard">
      <style:text-properties style:font-name="Noto Sans CJK SC Regular" fo:font-size="10.5pt" officeooo:rsid="00bdf66c" officeooo:paragraph-rsid="00bdf66c" style:font-size-asian="10.5pt" style:font-size-complex="10.5pt"/>
    </style:style>
    <style:style style:name="P80" style:family="paragraph" style:parent-style-name="Standard">
      <style:text-properties style:font-name="Noto Sans CJK SC Regular" fo:font-size="10.5pt" officeooo:rsid="00bfc685" officeooo:paragraph-rsid="00bfc685" style:font-size-asian="10.5pt" style:font-size-complex="10.5pt"/>
    </style:style>
    <style:style style:name="P81" style:family="paragraph" style:parent-style-name="Standard">
      <style:text-properties style:font-name="Noto Sans CJK SC Regular" fo:font-size="10.5pt" officeooo:rsid="00c5d9ba" officeooo:paragraph-rsid="00c5d9ba" style:font-size-asian="10.5pt" style:font-size-complex="10.5pt"/>
    </style:style>
    <style:style style:name="P82" style:family="paragraph" style:parent-style-name="Standard">
      <style:text-properties style:font-name="Noto Sans CJK SC Regular" fo:font-size="10.5pt" officeooo:rsid="00c6a5e0" officeooo:paragraph-rsid="00c6a5e0" style:font-size-asian="10.5pt" style:font-size-complex="10.5pt"/>
    </style:style>
    <style:style style:name="P83" style:family="paragraph" style:parent-style-name="Standard">
      <style:text-properties style:font-name="Noto Sans CJK SC Regular" fo:font-size="10.5pt" officeooo:rsid="00c8041b" officeooo:paragraph-rsid="00c8041b" style:font-size-asian="10.5pt" style:font-size-complex="10.5pt"/>
    </style:style>
    <style:style style:name="P84" style:family="paragraph" style:parent-style-name="Standard">
      <style:text-properties style:font-name="Noto Sans CJK SC Regular" fo:font-size="10.5pt" officeooo:rsid="00d39d30" officeooo:paragraph-rsid="00d39d30" style:font-size-asian="10.5pt" style:font-size-complex="10.5pt"/>
    </style:style>
    <style:style style:name="P85" style:family="paragraph" style:parent-style-name="Standard">
      <style:text-properties style:font-name="Noto Sans CJK SC Regular" fo:font-size="10.5pt" officeooo:rsid="00db11e0" officeooo:paragraph-rsid="00db11e0" style:font-size-asian="10.5pt" style:font-size-complex="10.5pt"/>
    </style:style>
    <style:style style:name="P86" style:family="paragraph" style:parent-style-name="Standard">
      <style:text-properties style:font-name="Noto Sans CJK SC Regular" fo:font-size="10.5pt" officeooo:rsid="00db11e0" officeooo:paragraph-rsid="00dcac2b" style:font-size-asian="10.5pt" style:font-size-complex="10.5pt"/>
    </style:style>
    <style:style style:name="P87" style:family="paragraph" style:parent-style-name="Standard">
      <style:text-properties style:font-name="Noto Sans CJK SC Regular" fo:font-size="10.5pt" officeooo:rsid="00dd5ef6" officeooo:paragraph-rsid="00dd5ef6" style:font-size-asian="10.5pt" style:font-size-complex="10.5pt"/>
    </style:style>
    <style:style style:name="P88" style:family="paragraph" style:parent-style-name="Standard">
      <style:text-properties style:font-name="Noto Sans CJK SC Regular" fo:font-size="10.5pt" officeooo:rsid="00dfdeca" officeooo:paragraph-rsid="00dfdeca" style:font-size-asian="10.5pt" style:font-size-complex="10.5pt"/>
    </style:style>
    <style:style style:name="P89" style:family="paragraph" style:parent-style-name="Standard">
      <style:text-properties style:font-name="Noto Sans CJK SC Regular" fo:font-size="10.5pt" officeooo:rsid="00e369c4" officeooo:paragraph-rsid="00e369c4" style:font-size-asian="10.5pt" style:font-size-complex="10.5pt"/>
    </style:style>
    <style:style style:name="P90" style:family="paragraph" style:parent-style-name="Standard">
      <style:text-properties style:font-name="Noto Sans CJK SC Regular" fo:font-size="10.5pt" officeooo:rsid="00e369c4" officeooo:paragraph-rsid="00e3f395" style:font-size-asian="10.5pt" style:font-size-complex="10.5pt"/>
    </style:style>
    <style:style style:name="P91" style:family="paragraph" style:parent-style-name="Standard">
      <style:text-properties style:font-name="Noto Sans CJK SC Regular" fo:font-size="10.5pt" officeooo:rsid="00e3f395" officeooo:paragraph-rsid="00e3f395" style:font-size-asian="10.5pt" style:font-size-complex="10.5pt"/>
    </style:style>
    <style:style style:name="P92" style:family="paragraph" style:parent-style-name="Standard">
      <style:text-properties style:font-name="Noto Sans CJK SC Regular" fo:font-size="10.5pt" officeooo:rsid="00ede09c" officeooo:paragraph-rsid="00ede09c" style:font-size-asian="10.5pt" style:font-size-complex="10.5pt"/>
    </style:style>
    <style:style style:name="P93" style:family="paragraph" style:parent-style-name="Standard">
      <style:text-properties style:font-name="Noto Sans CJK SC Regular" fo:font-size="10.5pt" officeooo:rsid="00edf6a6" officeooo:paragraph-rsid="00edf6a6" style:font-size-asian="10.5pt" style:font-size-complex="10.5pt"/>
    </style:style>
    <style:style style:name="P94" style:family="paragraph" style:parent-style-name="Standard">
      <style:text-properties style:font-name="Noto Sans CJK SC Regular" fo:font-size="10.5pt" officeooo:rsid="00edf6a6" officeooo:paragraph-rsid="00f2e4dd" style:font-size-asian="10.5pt" style:font-size-complex="10.5pt"/>
    </style:style>
    <style:style style:name="P95" style:family="paragraph" style:parent-style-name="Standard">
      <style:text-properties style:font-name="Noto Sans CJK SC Regular" fo:font-size="10.5pt" officeooo:rsid="00dc4bd3" officeooo:paragraph-rsid="00dcac2b" style:font-size-asian="10.5pt" style:font-size-complex="10.5pt"/>
    </style:style>
    <style:style style:name="P96" style:family="paragraph" style:parent-style-name="Standard">
      <style:text-properties style:font-name="Noto Sans CJK SC Regular" fo:font-size="10.5pt" officeooo:rsid="00f7caeb" officeooo:paragraph-rsid="00f7caeb" style:font-size-asian="10.5pt" style:font-size-complex="10.5pt"/>
    </style:style>
    <style:style style:name="P97" style:family="paragraph" style:parent-style-name="Standard">
      <style:text-properties style:font-name="Noto Sans CJK SC Regular" fo:font-size="10.5pt" officeooo:rsid="00fe09f0" officeooo:paragraph-rsid="00fe09f0" style:font-size-asian="10.5pt" style:font-size-complex="10.5pt"/>
    </style:style>
    <style:style style:name="P98" style:family="paragraph" style:parent-style-name="Standard">
      <style:text-properties style:font-name="Noto Sans CJK SC Regular" fo:font-size="10.5pt" officeooo:rsid="00ffb52a" officeooo:paragraph-rsid="00ffb52a" style:font-size-asian="10.5pt" style:font-size-complex="10.5pt"/>
    </style:style>
    <style:style style:name="P99" style:family="paragraph" style:parent-style-name="Standard">
      <style:text-properties style:font-name="Noto Sans CJK SC Regular" fo:font-size="10.5pt" officeooo:rsid="01032bb5" officeooo:paragraph-rsid="01032bb5" style:font-size-asian="10.5pt" style:font-size-complex="10.5pt"/>
    </style:style>
    <style:style style:name="P100" style:family="paragraph" style:parent-style-name="Standard">
      <style:text-properties style:font-name="Noto Sans CJK SC Regular" fo:font-size="10.5pt" officeooo:rsid="01043410" officeooo:paragraph-rsid="01043410" style:font-size-asian="10.5pt" style:font-size-complex="10.5pt"/>
    </style:style>
    <style:style style:name="P101" style:family="paragraph" style:parent-style-name="Standard">
      <style:text-properties style:font-name="Noto Sans CJK SC Regular" fo:font-size="10.5pt" officeooo:rsid="010647f7" officeooo:paragraph-rsid="010647f7" style:font-size-asian="10.5pt" style:font-size-complex="10.5pt"/>
    </style:style>
    <style:style style:name="P102" style:family="paragraph" style:parent-style-name="Standard">
      <style:text-properties style:font-name="Noto Sans CJK SC Regular" fo:font-size="10.5pt" officeooo:rsid="01087e65" officeooo:paragraph-rsid="01087e65" style:font-size-asian="10.5pt" style:font-size-complex="10.5pt"/>
    </style:style>
    <style:style style:name="P103" style:family="paragraph" style:parent-style-name="Standard">
      <style:text-properties style:font-name="Noto Sans CJK SC Regular" fo:font-size="10.5pt" officeooo:rsid="010b7cc8" officeooo:paragraph-rsid="010b7cc8" style:font-size-asian="10.5pt" style:font-size-complex="10.5pt"/>
    </style:style>
    <style:style style:name="P104" style:family="paragraph" style:parent-style-name="Standard">
      <style:text-properties style:font-name="Noto Sans CJK SC Regular" fo:font-size="10.5pt" officeooo:rsid="010e05dd" officeooo:paragraph-rsid="010e05dd" style:font-size-asian="10.5pt" style:font-size-complex="10.5pt"/>
    </style:style>
    <style:style style:name="P105" style:family="paragraph" style:parent-style-name="Standard">
      <style:text-properties style:font-name="Noto Sans CJK SC Regular" fo:font-size="10.5pt" officeooo:rsid="010ff81e" officeooo:paragraph-rsid="010ff81e" style:font-size-asian="10.5pt" style:font-size-complex="10.5pt"/>
    </style:style>
    <style:style style:name="P106" style:family="paragraph" style:parent-style-name="Standard">
      <style:text-properties style:font-name="Noto Sans CJK SC Regular" fo:font-size="10.5pt" officeooo:rsid="0117a9cf" officeooo:paragraph-rsid="0117a9cf" style:font-size-asian="10.5pt" style:font-size-complex="10.5pt"/>
    </style:style>
    <style:style style:name="P107" style:family="paragraph" style:parent-style-name="Standard">
      <style:paragraph-properties fo:text-align="end" style:justify-single-word="false"/>
      <style:text-properties style:font-name="Noto Sans CJK SC Regular" fo:font-size="10.5pt" officeooo:rsid="0117a9cf" officeooo:paragraph-rsid="0117a9cf" style:font-size-asian="10.5pt" style:font-size-complex="10.5pt"/>
    </style:style>
    <style:style style:name="P108" style:family="paragraph" style:parent-style-name="Standard">
      <style:text-properties style:font-name="Noto Sans CJK SC Regular" fo:font-size="10.5pt" officeooo:rsid="0117a9cf" officeooo:paragraph-rsid="011bec16" style:font-size-asian="10.5pt" style:font-size-complex="10.5pt"/>
    </style:style>
    <style:style style:name="P109" style:family="paragraph" style:parent-style-name="Standard">
      <style:text-properties style:font-name="Noto Sans CJK SC Regular" fo:font-size="10.5pt" officeooo:rsid="011bec16" officeooo:paragraph-rsid="011bec16" style:font-size-asian="10.5pt" style:font-size-complex="10.5pt"/>
    </style:style>
    <style:style style:name="P110" style:family="paragraph" style:parent-style-name="Standard">
      <style:text-properties style:font-name="Noto Sans CJK SC Regular" fo:font-size="10.5pt" officeooo:rsid="011f43ad" officeooo:paragraph-rsid="011f43ad" style:font-size-asian="10.5pt" style:font-size-complex="10.5pt"/>
    </style:style>
    <style:style style:name="P111" style:family="paragraph" style:parent-style-name="Standard">
      <style:text-properties style:font-name="Noto Sans CJK SC Regular" fo:font-size="10.5pt" officeooo:rsid="0121196f" officeooo:paragraph-rsid="0121196f" style:font-size-asian="10.5pt" style:font-size-complex="10.5pt"/>
    </style:style>
    <style:style style:name="P112" style:family="paragraph" style:parent-style-name="Standard">
      <style:text-properties style:font-name="Noto Sans CJK SC Regular" officeooo:rsid="00444884" officeooo:paragraph-rsid="00444884"/>
    </style:style>
    <style:style style:name="P113" style:family="paragraph" style:parent-style-name="Standard">
      <style:text-properties style:font-name="Noto Sans CJK SC Regular" officeooo:rsid="005329c2" officeooo:paragraph-rsid="005329c2"/>
    </style:style>
    <style:style style:name="P114" style:family="paragraph" style:parent-style-name="Standard">
      <style:text-properties officeooo:rsid="000cdc1e" officeooo:paragraph-rsid="000cdc1e"/>
    </style:style>
    <style:style style:name="P115" style:family="paragraph" style:parent-style-name="Standard">
      <style:text-properties fo:font-weight="bold" officeooo:rsid="000cdc1e" officeooo:paragraph-rsid="000cdc1e" style:font-weight-asian="bold" style:font-weight-complex="bold"/>
    </style:style>
    <style:style style:name="P116" style:family="paragraph" style:parent-style-name="Heading_20_1">
      <style:paragraph-properties fo:text-align="center" style:justify-single-word="false"/>
    </style:style>
    <style:style style:name="P117" style:family="paragraph" style:parent-style-name="Heading_20_1">
      <style:paragraph-properties fo:break-before="page"/>
    </style:style>
    <style:style style:name="P118" style:family="paragraph" style:parent-style-name="Heading_20_1">
      <style:paragraph-properties fo:text-align="center" style:justify-single-word="false" fo:break-before="page"/>
    </style:style>
    <style:style style:name="P119" style:family="paragraph" style:parent-style-name="Heading_20_2">
      <style:paragraph-properties fo:text-align="center" style:justify-single-word="false"/>
    </style:style>
    <style:style style:name="P120" style:family="paragraph" style:parent-style-name="Heading_20_2">
      <style:paragraph-properties fo:text-align="center" style:justify-single-word="false"/>
      <style:text-properties officeooo:paragraph-rsid="005ad386"/>
    </style:style>
    <style:style style:name="P121" style:family="paragraph" style:parent-style-name="Heading_20_2">
      <style:paragraph-properties fo:text-align="center" style:justify-single-word="false"/>
      <style:text-properties officeooo:paragraph-rsid="0117a9cf"/>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Liberation Serif" officeooo:rsid="001a0e0d"/>
    </style:style>
    <style:style style:name="T47" style:family="text">
      <style:text-properties officeooo:rsid="00278ec6"/>
    </style:style>
    <style:style style:name="T48" style:family="text">
      <style:text-properties fo:font-weight="bold" style:font-weight-asian="bold" style:font-weight-complex="bold"/>
    </style:style>
    <style:style style:name="T49" style:family="text">
      <style:text-properties fo:font-weight="bold" officeooo:rsid="0041db8f" style:font-weight-asian="bold" style:font-weight-complex="bold"/>
    </style:style>
    <style:style style:name="T50" style:family="text">
      <style:text-properties fo:font-weight="bold" officeooo:rsid="00515d9f" style:font-weight-asian="bold" style:font-weight-complex="bold"/>
    </style:style>
    <style:style style:name="T51" style:family="text">
      <style:text-properties officeooo:rsid="0047c623"/>
    </style:style>
    <style:style style:name="T52" style:family="text">
      <style:text-properties officeooo:rsid="00489998"/>
    </style:style>
    <style:style style:name="T53" style:family="text">
      <style:text-properties officeooo:rsid="004a538a"/>
    </style:style>
    <style:style style:name="T54" style:family="text">
      <style:text-properties officeooo:rsid="004bbbdc"/>
    </style:style>
    <style:style style:name="T55" style:family="text">
      <style:text-properties officeooo:rsid="004c9b08"/>
    </style:style>
    <style:style style:name="T56" style:family="text">
      <style:text-properties officeooo:rsid="004e6e1b"/>
    </style:style>
    <style:style style:name="T57" style:family="text">
      <style:text-properties fo:font-weight="normal" style:font-weight-asian="normal" style:font-weight-complex="normal"/>
    </style:style>
    <style:style style:name="T58" style:family="text">
      <style:text-properties officeooo:rsid="004f6666"/>
    </style:style>
    <style:style style:name="T59" style:family="text">
      <style:text-properties officeooo:rsid="00515d9f"/>
    </style:style>
    <style:style style:name="T60" style:family="text">
      <style:text-properties officeooo:rsid="007a4de7"/>
    </style:style>
    <style:style style:name="T61" style:family="text">
      <style:text-properties officeooo:rsid="007a82cd"/>
    </style:style>
    <style:style style:name="T62" style:family="text">
      <style:text-properties officeooo:rsid="007b281b"/>
    </style:style>
    <style:style style:name="T63" style:family="text">
      <style:text-properties officeooo:rsid="0082ef6d"/>
    </style:style>
    <style:style style:name="T64" style:family="text">
      <style:text-properties officeooo:rsid="0083215b"/>
    </style:style>
    <style:style style:name="T65" style:family="text">
      <style:text-properties officeooo:rsid="00a391c0"/>
    </style:style>
    <style:style style:name="T66" style:family="text">
      <style:text-properties officeooo:rsid="00cd78d1"/>
    </style:style>
    <style:style style:name="T67" style:family="text">
      <style:text-properties officeooo:rsid="00d4dbee"/>
    </style:style>
    <style:style style:name="T68" style:family="text">
      <style:text-properties officeooo:rsid="00d53257"/>
    </style:style>
    <style:style style:name="T69" style:family="text">
      <style:text-properties officeooo:rsid="00d6f57b"/>
    </style:style>
    <style:style style:name="T70" style:family="text">
      <style:text-properties officeooo:rsid="00d8c66e"/>
    </style:style>
    <style:style style:name="T71" style:family="text">
      <style:text-properties officeooo:rsid="00daa2a1"/>
    </style:style>
    <style:style style:name="T72" style:family="text">
      <style:text-properties officeooo:rsid="00db11e0"/>
    </style:style>
    <style:style style:name="T73" style:family="text">
      <style:text-properties officeooo:rsid="00dc4bd3"/>
    </style:style>
    <style:style style:name="T74" style:family="text">
      <style:text-properties officeooo:rsid="00dcac2b"/>
    </style:style>
    <style:style style:name="T75" style:family="text">
      <style:text-properties officeooo:rsid="00df5490"/>
    </style:style>
    <style:style style:name="T76" style:family="text">
      <style:text-properties officeooo:rsid="00e3f395"/>
    </style:style>
    <style:style style:name="T77" style:family="text">
      <style:text-properties officeooo:rsid="00e4637c"/>
    </style:style>
    <style:style style:name="T78" style:family="text">
      <style:text-properties officeooo:rsid="00e76911"/>
    </style:style>
    <style:style style:name="T79" style:family="text">
      <style:text-properties officeooo:rsid="00e85ad8"/>
    </style:style>
    <style:style style:name="T80" style:family="text">
      <style:text-properties officeooo:rsid="00ec02cf"/>
    </style:style>
    <style:style style:name="T81" style:family="text">
      <style:text-properties officeooo:rsid="00ede09c"/>
    </style:style>
    <style:style style:name="T82" style:family="text">
      <style:text-properties officeooo:rsid="00ef364b"/>
    </style:style>
    <style:style style:name="T83" style:family="text">
      <style:text-properties officeooo:rsid="00f12c90"/>
    </style:style>
    <style:style style:name="T84" style:family="text">
      <style:text-properties officeooo:rsid="00f13058"/>
    </style:style>
    <style:style style:name="T85" style:family="text">
      <style:text-properties officeooo:rsid="00f8af04"/>
    </style:style>
    <style:style style:name="T86" style:family="text">
      <style:text-properties officeooo:rsid="011b15b6"/>
    </style:style>
    <style:style style:name="T87" style:family="text">
      <style:text-properties officeooo:rsid="011cf367"/>
    </style:style>
    <style:style style:name="T88" style:family="text">
      <style:text-properties officeooo:rsid="011d86f3"/>
    </style:style>
    <style:style style:name="T89" style:family="text">
      <style:text-properties officeooo:rsid="011f57f3"/>
    </style:style>
    <style:style style:name="T90" style:family="text">
      <style:text-properties officeooo:rsid="01248814"/>
    </style:style>
    <style:style style:name="T91" style:family="text">
      <style:text-properties officeooo:rsid="01251c78"/>
    </style:style>
    <style:style style:name="T92" style:family="text">
      <style:text-properties officeooo:rsid="0126e35c"/>
    </style:style>
    <style:style style:name="T93" style:family="text">
      <style:text-properties officeooo:rsid="0127cd14"/>
    </style:style>
    <style:style style:name="T94" style:family="text">
      <style:text-properties officeooo:rsid="0127ef55"/>
    </style:style>
    <style:style style:name="T95" style:family="text">
      <style:text-properties officeooo:rsid="0129312f"/>
    </style:style>
    <style:style style:name="T96" style:family="text">
      <style:text-properties officeooo:rsid="012a47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115">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3">100个心理营销策略。</text:p>
      <text:p text:style-name="P3"/>
      <text:p text:style-name="P3">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3"/>
      <text:h text:style-name="Heading_20_1" text:outline-level="1">第一章 “上帝”的心思你要猜</text:h>
      <text:p text:style-name="P3"/>
      <text:p text:style-name="P3">对于销售员来说，客户就是上帝，然而老谋深算的上帝怎么会轻易接受我们的推销呢？</text:p>
      <text:p text:style-name="P3"/>
      <text:p text:style-name="P3">孙子兵法中说：攻城为下，攻心为上。</text:p>
      <text:p text:style-name="P3">所以销售员要认清这场较量的实质是心理暗战，要时刻从客户的立场出发考虑问题，猜透上帝的心思，从而在销售这场心理暗战中取得非凡的战果。</text:p>
      <text:p text:style-name="P3"/>
      <text:p text:style-name="P3">鱼只有看到自己想吃的饵料才会上钩，所以钓鱼时应该在饵料上多下些工夫。</text:p>
      <text:p text:style-name="P3">销售跟钓鱼一样，客户永远是为了满足自己的需要才去购买，而不是因为你在推销才去购买，说一要想把产品销售出去，关键是弄清楚客户的需要是什么。</text:p>
      <text:p text:style-name="P3"/>
      <text:p text:style-name="P3">每个人都有这样的心理感受：当别人帮我们解决了问题，满足了我们的需求时，我们会心存感激，反过来愿意成全对方；但是如果我们心里觉得人家在强迫我们的时候，我们肯定不愿意接受对方的任何东西。</text:p>
      <text:p text:style-name="P3">对客户也是一样的，销售员要想成交客户，必须要像客户那样思考，弄清他们真正需要什么，这样在推销产品时才能有的放矢。</text:p>
      <text:p text:style-name="P3"/>
      <text:p text:style-name="P3">老太太买苹果的例子：</text:p>
      <text:p text:style-name="P3">第一个商贩没有探询老太太的需求，便试图向老太太推销自己的甜苹果，结果失败了。</text:p>
      <text:p text:style-name="P3">第二个商贩虽然注意到要探询客户的需求，并卖出了一斤酸苹果，并没有卖出其他水果。原因在于他虽然探询到了老太太想买酸苹果的需求，并没有挖掘到为什么要买酸苹果的更深层次的需求。</text:p>
      <text:p text:style-name="P3"><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3">因此他又向老太太推荐的富含维生素的橘子。又趁机告诉老太太自己每天都在这里卖水果，并且水果很新鲜，这样就为下一步的销售做了准备。</text:p>
      <text:p text:style-name="P3"/>
      <text:p text:style-name="P2">金牌销售的第一个心理营销策略：时刻以客户为中心，把握客户最迫切、最深层次的需求。让客户感觉到我们是在帮组他们解决问题，而不仅仅是在推销自己的产品。</text:p>
      <text:p text:style-name="P2"/>
      <text:p text:style-name="P3">记住：钓鱼时用的鱼饵，不是你所喜欢吃的东西，而是鱼最喜欢吃的东西。</text:p>
      <text:p text:style-name="P3"/>
      <text:h text:style-name="P119" text:outline-level="2">客户也认为自己是上帝</text:h>
      <text:p text:style-name="P3"/>
      <text:p text:style-name="P3">心理学家马斯洛认为：人有收到他人尊重的需要。</text:p>
      <text:p text:style-name="P3">人人都希望自己能够得到他人的认可和尊重，客户也不例外。</text:p>
      <text:p text:style-name="P3">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3"/>
      <text:p text:style-name="P3">我们的客户也是有血有肉的人，也是一样有感情的，他也有受到尊重的需要。因此，你如果一心只想着增加销售额，赚取销售利润，冷淡地对待你的客户，那么很抱歉，成交免谈了。</text:p>
      <text:p text:style-name="P4">--乔<text:span text:style-name="T2">·</text:span><text:span text:style-name="T46">吉拉德(最伟大的汽车推销员)</text:span></text:p>
      <text:p text:style-name="P5">尊重—仔细聆听客户说的话。</text:p>
      <text:p text:style-name="P5">重视—关心客户。</text:p>
      <text:p text:style-name="P5"/>
      <text:p text:style-name="P5">任何一位客户都讨厌收到冷遇，如果销售员把客户晾在一边，那么客户当然不会给你生意。</text:p>
      <text:p text:style-name="P5">所以，在销售中，我们一定要像尊敬上帝一样去尊重客户，让客户感受到前所未有的重视，满足客户的自尊感，这样才能赢得客户。</text:p>
      <text:p text:style-name="P5"/>
      <text:h text:style-name="P119" text:outline-level="2">要想从客户口袋里掏钱，先给客户掏心</text:h>
      <text:p text:style-name="P5">坦白说，销售人员最直接的目的的确是从客户的口袋里掏钱。</text:p>
      <text:p text:style-name="P6">但是，如果没有一定的真功夫，只凭死缠烂打，销售的成功率是很低的。</text:p>
      <text:p text:style-name="P6"/>
      <text:p text:style-name="P6">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6"/>
      <text:p text:style-name="P6">体会客户的心理，站在客户的角度想问题。客户愿不愿意买这东西，质量怎么样，价格是否公道，能够给自己带来什么好处。如果自己能够信服自己的产品，那就证明产品是有吸引力的，是对得起客户的。</text:p>
      <text:p text:style-name="P6">只有保证这一点，我们向客户推销时才能有底气。</text:p>
      <text:p text:style-name="P6">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6"><text:soft-page-break/></text:p>
      <text:p text:style-name="P6">小张卖保险的例子：</text:p>
      <text:p text:style-name="P6">小张并没有强迫客户买保险，而是真正站在小王的立场上，思考如何为小王存钱、省钱。这样，小王不但没有反感，反倒连连赞同，最后决定在小张那里投保。</text:p>
      <text:p text:style-name="P6"/>
      <text:p text:style-name="P6">事实上，客户与销售员之间的冲突是必然存在的。因为，从销售员的角度出发，目的无非是从客户腰包里掏钱。从客户的角度来看，他们要尽可能地避免钱包里的钱溜走。</text:p>
      <text:p text:style-name="P6">要想将两者从对立的位置转到同一立场，销售员千万不要把自己接近客户的意图仅仅定位在挣他们的钱上面，那样客户一定会对我们敬而远之。</text:p>
      <text:p text:style-name="P6">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6"/>
      <text:h text:style-name="P119" text:outline-level="2">不要在客户面前喋喋不休</text:h>
      <text:p text:style-name="P6">我们在总公司的会议上对推销员为什么会失去推销机会进行投票表决，结果<text:span text:style-name="T47">75%的人认为最主要的原因是</text:span>推销员说得太多。</text:p>
      <text:p text:style-name="P7">--哈尔哈德<text:span text:style-name="T3">·纽曼(通用电气副总裁)</text:span></text:p>
      <text:p text:style-name="P6"><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1"/>
      <text:p text:style-name="P11">每个人都有表现欲，如果销售员夺去了客户说话和表现的能力，客户自然会不高兴，这样客户对你的印象值也就下降了。</text:p>
      <text:p text:style-name="P11"/>
      <text:p text:style-name="P6"><text:span text:style-name="T3">喋喋不休的推销员小李的例子</text:span><text:span text:style-name="T14">：</text:span></text:p>
      <text:p text:style-name="P12">尽量少自夸</text:p>
      <text:p text:style-name="P12">语言简洁易懂</text:p>
      <text:p text:style-name="P11"/>
      <text:p text:style-name="P6"><text:span text:style-name="T3">用棍子弯曲比喻人的视力的PC保护屏推销员小王的例子</text:span><text:span text:style-name="T15">：</text:span></text:p>
      <text:p text:style-name="P13">销售员一定要牢记长话短说，说话时应察言观色，如果对方没有让我们继续说下去的意思，应提早住口，有时沉默是金。</text:p>
      <text:p text:style-name="P13"/>
      <text:h text:style-name="P119" text:outline-level="2"><text:span text:style-name="T15">谦虚一点</text:span><text:span text:style-name="T16">，把表现的机会留给客户</text:span></text:h>
      <text:p text:style-name="P14">在人际交往中，很多人想靠努力表现自己的聪明才智来赢得交往的主动，其实这是再拙劣不过的交际方法。每个人在他人面前都想满足自己的表现欲，人人都有表现欲，我们的客户也不例外。</text:p>
      <text:p text:style-name="P6"><text:span text:style-name="T6">客户的这种表现欲一般表现为想当然</text:span><text:span text:style-name="T7">，根据自己的心理与行为表现来揣测别人的心理与行为；或者自以为是、好为人师</text:span><text:span text:style-name="T17">。</text:span></text:p>
      <text:p text:style-name="P6"><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6"><text:span text:style-name="T17">销售员尤金</text:span><text:span text:style-name="T18">·威尔森的例子：</text:span></text:p>
      <text:p text:style-name="P15">威尔森之所以花三年时间都没有在服装设计师那里推销成功，就在于他以前总是告诉客户草图的设计如何如何新颖，如何如何适合他，不断催促对方来买他的产品，却从来不管对方的想法。</text:p>
      <text:p text:style-name="P15"><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5"/>
      <text:p text:style-name="P6"><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6"/>
      <text:h text:style-name="P119" text:outline-level="2">向客户证明价格是合理的或利润是可观的</text:h>
      <text:p text:style-name="P6"><text:span text:style-name="T19">既物美又价廉的产品自然好销售</text:span><text:span text:style-name="T20">，但大多数时候都不能两全其美，这就要求销售员发挥作用，将品质好的产品卖上个好价钱。</text:span></text:p>
      <text:p text:style-name="P17"/>
      <text:p text:style-name="P6"><text:span text:style-name="T20">销售员在推销时还必须将</text:span><text:span text:style-name="T9">购买产品后的利益具体化、现实化，使其能够令客户信服</text:span><text:span text:style-name="T20">。</text:span></text:p>
      <text:p text:style-name="P16"/>
      <text:p text:style-name="P10"><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6"/>
      <text:h text:style-name="P119" text:outline-level="2"><text:span text:style-name="T19">强化情绪体验</text:span><text:span text:style-name="T21">，让客户花钱花得开心</text:span></text:h>
      <text:p text:style-name="P8"><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8"><text:span text:style-name="T21">销售人员一定要关注客户在购买过程中的情绪体验</text:span><text:span text:style-name="T22">，要让他们得到足够的愉悦感</text:span><text:span text:style-name="T23">，甚至可以称得上是幸福的感受。</text:span></text:p>
      <text:p text:style-name="P16"/>
      <text:p text:style-name="P6"><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4"/>
      <text:p text:style-name="P6"><text:span text:style-name="T16">宝马销售员小陈的例子</text:span><text:span text:style-name="T24">：</text:span></text:p>
      <text:p text:style-name="P18">调动客户的愉悦感，正是这种臆想中的愉悦感能捕捉客户的心。而客户的心则是通往客户的钱袋最快的途径。</text:p>
      <text:p text:style-name="P18"/>
      <text:p text:style-name="P6"><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19"/>
      <text:h text:style-name="P119" text:outline-level="2">老谋深算的客户如何欺骗你</text:h>
      <text:p text:style-name="P6"><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0"/>
      <text:p text:style-name="P6"><text:soft-page-break/><text:span text:style-name="T27">销售员要学会分析客户心里的虚实</text:span><text:span text:style-name="T28">。如果客户提出的是真实问题，我们就要为他耐心解答，否则就要学会巧妙地避开这个问题。</text:span></text:p>
      <text:p text:style-name="P21"/>
      <text:p text:style-name="P6"><text:span text:style-name="T28">那么</text:span><text:span text:style-name="T29">，销售员该如何揭开客户心理的面纱，判断问题的真假呢？以下几个方法可供参考：</text:span></text:p>
      <text:p text:style-name="P9"><text:span text:style-name="T13">1. </text:span><text:span text:style-name="T11">假设法</text:span><text:span text:style-name="T29">：</text:span><text:span text:style-name="T30">就是假设这个问题已经解决了，客户会不会购买？</text:span></text:p>
      <text:p text:style-name="P28">比如，客户说：“你们的产品没有很好的售后服务。”销售员可以说：“如果我们的售后服务让你满意的话，您 是不是就决定购买了呢？”如果客户的回答是肯定的，那么这个问题就是真实问题。</text:p>
      <text:p text:style-name="P6"><text:span text:style-name="T13">2. </text:span><text:span text:style-name="T12">反问法</text:span><text:span text:style-name="T30">：就是销售员来反问客户，让客户自己去解决自己提出的问题。</text:span></text:p>
      <text:p text:style-name="P29">比如，客户说：“你们的产品没有很好的售后服务。”销售员可以说：“那您觉得什么样的售后服务您能满意呢？”如果客户提出了具体的要求，那么这个问题就是真实问题。</text:p>
      <text:p text:style-name="P22"><text:span text:style-name="T49">3. </text:span><text:span text:style-name="T48">转化法</text:span>：就是把客户提出的问题转化成我们的售后服务。</text:p>
      <text:p text:style-name="P30">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2"/>
      <text:p text:style-name="P22">在销售过程中，<text:span text:style-name="T48">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2">以下五种方法可供参考：</text:p>
      <text:p text:style-name="P26">1. 提前进行巧妙的暗示</text:p>
      <text:p text:style-name="P23">销售员在开始同客户会面时，就应留意向客户做出对商品的肯定暗示，从而使对方说不出拒绝的理由。</text:p>
      <text:p text:style-name="P23">做出诸如此类的暗示后，要给客户一些时间，以便这些暗示逐渐渗透到客户的潜意识里。</text:p>
      <text:p text:style-name="P23">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6">2. 引导客户的真心话</text:p>
      <text:p text:style-name="P23">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6">3. 笑而不答法</text:p>
      <text:p text:style-name="P23">有些客户的异议没有明显的动机，也许只是习惯或者是发泄，这时，我们只要面带笑容点头同意或装傻就好了。特别是一些大型销售中，客户内部关系错综复杂，销售员说话要格外小心。</text:p>
      <text:p text:style-name="P27">4. 借力法</text:p>
      <text:p text:style-name="P24">以其人之道还治其人之身，将客户的异议转变为说服客户购买的理由，迅速地陈述带给客户的利益，以引起客户的注意。“这正是我认为您要购买的理由。”</text:p>
      <text:p text:style-name="P25"><text:span text:style-name="T48">5.</text:span> <text:span text:style-name="T48">第三方证明法</text:span>，</text:p>
      <text:p text:style-name="P25">国家权威机构的检测报告、已使用本产品的客户名单和联系方式或者邀请客户到工厂实地考察等。</text:p>
      <text:p text:style-name="P25">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5"/>
      <text:h text:style-name="P116" text:outline-level="1">第二章 做销售，就要懂点心理“显规则”</text:h>
      <text:p text:style-name="P25"/>
      <text:p text:style-name="P31"><text:soft-page-break/>在做销售时，销售员常常猜不透客户的心思，所以不知道该怎么去回应客户，结果屡战屡败。</text:p>
      <text:p text:style-name="P31">于是，销售员开始害怕客户的拒绝，不敢去拜访客户，没有拜访率，业绩可想而知。这是我们没有掌握做销售的一些心理“显规则”的缘故。</text:p>
      <text:p text:style-name="P31"/>
      <text:h text:style-name="P119" text:outline-level="2">伯内特定律：让产品在客户心中留下深刻的印象</text:h>
      <text:p text:style-name="P31"/>
      <text:p text:style-name="P31">产品要占领市场，先占领客户的头脑。</text:p>
      <text:p text:style-name="P32">--伯内特定律(美国广告专家利奥<text:span text:style-name="T1">·伯利特</text:span>)</text:p>
      <text:p text:style-name="P25"/>
      <text:p text:style-name="P25">在当今的市场竞争中<text:span text:style-name="T51">，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5"/>
      <text:p text:style-name="P25">这是因为客户有一种容易被新奇事物吸引的心理<text:span text:style-name="T52">，所以新颖的广告和特色的产品能够在客户心中留下深刻的印象，激起客户的购买欲望。</text:span></text:p>
      <text:p text:style-name="P25">并且人们都喜欢购买自己熟悉的产品<text:span text:style-name="T52">，通过广告的不断重复，能够让客户对产品有一定的了解。同时，广告在潜移默化中让客户在心理上接受了产品，从而占领的客户的头脑。</text:span></text:p>
      <text:p text:style-name="P25"/>
      <text:p text:style-name="P33">“鹤鸣”鞋店的例子：</text:p>
      <text:p text:style-name="P33">通过一个创意的广告，使顾客对产品产生了好感和好奇心，勾起他们购买产品的欲望和冲动，从而取得销售上的成功的。</text:p>
      <text:p text:style-name="P33"/>
      <text:p text:style-name="P33">豆制品的例子<text:span text:style-name="T53">：(草莓味、香蕉味豆浆；奶油、咖啡、果汁三色豆腐)</text:span></text:p>
      <text:p text:style-name="P33">要想占领消费者的头脑<text:span text:style-name="T53">，不仅要进行广告宣传，更要从产品本身着手，使产品别具特色，创造新的市场和产品需求。只有这样，产品才能占领消费者的心理空间，我们才能赢得销售的契机。</text:span></text:p>
      <text:p text:style-name="P33"/>
      <text:p text:style-name="P33">做销售一定要懂得客户的心理<text:span text:style-name="T53">，除了要让客户购买我们的产品，还要让他们喜爱我们的产品，做到在客户心里，我们的产品是他唯一的选择。所以我们必须具有强烈的塑造形象的意识，像保护眼睛一样维护产品在客户心中的形象。</text:span></text:p>
      <text:p text:style-name="P33"/>
      <text:h text:style-name="P119" text:outline-level="2">二八定律<text:span text:style-name="T53">：维护好大客户的面子</text:span></text:h>
      <text:p text:style-name="P33">社会上的人似乎很自然地分为两大类<text:span text:style-name="T53">：一类被他称之为“举足轻重的少数人”，另外一类则是“无足轻重的多数人”。前者在金钱和地位方面声名显赫，约占总人数的20%；后者生活在底层，约占80%。并且，几乎所有的经济活动都受二八定律的支配。</text:span></text:p>
      <text:p text:style-name="P34">– 维尔弗雷德<text:span text:style-name="T31">·帕累托(意大利著名经济学家)</text:span></text:p>
      <text:p text:style-name="P36"/>
      <text:p text:style-name="P33">在销售中<text:span text:style-name="T54">，这一定律体现在20%的客户带来了80%的销售额。这意味着，大客户对销售人员来说至关重要。</text:span></text:p>
      <text:p text:style-name="P33"/>
      <text:p text:style-name="P33">大客户往往给销售员带来大订单<text:span text:style-name="T55">，并且大客户对于本区域的其他客户往往具有极大的广告和示范效应，有利于销售员的进一步推销。</text:span></text:p>
      <text:p text:style-name="P33"><text:soft-page-break/>但是<text:span text:style-name="T55">，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3">大客户往往是很爱面子的人<text:span text:style-name="T55">，如果销售员这时顶撞的大客户，即使自己是有理的，那么也很有可能把交易搞砸，遭受损失。</text:span></text:p>
      <text:p text:style-name="P33"/>
      <text:p text:style-name="P33">对待大客户<text:span text:style-name="T56">，我们绝不可以掉以轻心。如果销售员碰到了上述这一类大客户，就要注意把握他们的心理，运用一些策略维护好大客户的面子，维持与大客户关系的健康状态。</text:span></text:p>
      <text:p text:style-name="P33"/>
      <text:p text:style-name="P33">在平时与大客户的交谈中<text:span text:style-name="T56">，我们可以灵活运用以下两种方法来化解客户的不良情绪，在不损害客户面子的基础上达到自己的目的，取得更好的销售业绩。</text:span></text:p>
      <text:p text:style-name="P35"><text:span text:style-name="T48">1. 置换法</text:span><text:span text:style-name="T50">，</text:span>服装销售玛丽的例子(客户试穿过的衣服说可能是家里的孩子试穿过)：</text:p>
      <text:p text:style-name="P35">指说话人为避免直接指出对方的缺点或问题时，有意进行置换，<text:span text:style-name="T57">把可能会丢面子的事，转换到其他人身上，这样可以减少与对方的冲突，为对方找到了台阶下。</text:span></text:p>
      <text:p text:style-name="P35"><text:span text:style-name="T48">2. 使用模糊语言</text:span><text:span text:style-name="T50">，</text:span>电脑销售小王的例子(使用模糊词，咱们代替你等)</text:p>
      <text:p text:style-name="P35">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5"/>
      <text:p text:style-name="P35">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5"/>
      <text:h text:style-name="P119" text:outline-level="2">奥美定律<text:span text:style-name="T58">：把客户当做上帝一样服务，客户就会关照你的生意</text:span></text:h>
      <text:p text:style-name="P35">客户购买产品时都希望能够接受良好的服务<text:span text:style-name="T58">，如果销售员不仅能为客户提供优质的产品，而且还送去真诚周到的服务，那么客户自然会回报你。反之，如果服务不好，那么即使再好的产品客户都不会考虑了。</text:span></text:p>
      <text:p text:style-name="P35"/>
      <text:p text:style-name="P35">沃尔玛的例子<text:span text:style-name="T59">：</text:span></text:p>
      <text:p text:style-name="P35">坚持最好的服务一天两天容易<text:span text:style-name="T59">，但时间长了就很难尽善尽美了，然而沃尔玛却几十年如一日地对待顾客。面对“天天低价”、“十英尺态度”等如此良好的服务，客户怎能不回报沃尔玛呢？</text:span></text:p>
      <text:p text:style-name="P35"/>
      <text:p text:style-name="P35">海尔的例子<text:span text:style-name="T59">：</text:span></text:p>
      <text:p text:style-name="P35">服务态度的真诚也很重要<text:span text:style-name="T59">，海尔有一句响亮的口号：真诚到永远！</text:span></text:p>
      <text:p text:style-name="P35"/>
      <text:p text:style-name="P35">销售员要想获得成功并不需要什么特别的法宝<text:span text:style-name="T59">，我们只要遵循奥美定律，把客户当做上帝一样，真诚周到地为它们服务，那么客户自然会被感动，我们也就不愁不能赢得客户的心了。</text:span></text:p>
      <text:p text:style-name="P35"/>
      <text:h text:style-name="P121" text:outline-level="2">布利斯定律：设立销售目标和计划</text:h>
      <text:p text:style-name="P37"/>
      <text:p text:style-name="P37"><text:span text:style-name="T48">在做一项工作之前，如果给自己设定目标，花时间做工作计划，那么完成这项工作所需的总时间就会减少</text:span>，这项发现后来被称为布利斯定律。</text:p>
      <text:p text:style-name="P37"/>
      <text:p text:style-name="P37"><text:soft-page-break/>面对工作，人人都有懈怠心理，而销售这项工作是需要付出努力才有回报的，容不得半点偷懒的心理。指定目标可以对销售员起到一个激励的作用，让他们时刻处于备战状态，为了目标而不断奋斗。</text:p>
      <text:p text:style-name="P37">同时制定工作计划也可以让销售员对所要做的工作做到心中有数，遇到事情时不会乱了手脚，这样可以使他们面对客户时更加自信，从而取得成功。</text:p>
      <text:p text:style-name="P37"/>
      <text:p text:style-name="P37">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8">--乔<text:span text:style-name="T32">·坎多尔弗(著名业务员)</text:span></text:p>
      <text:p text:style-name="P39"/>
      <text:p text:style-name="P37"><text:span text:style-name="T32">销售员小张的例子</text:span><text:span text:style-name="T33">：</text:span></text:p>
      <text:p text:style-name="P40">不断为自己设定目标，并向着目标的方向不断努力来完成销售任务，取得丰厚的回报。</text:p>
      <text:p text:style-name="P39"/>
      <text:p text:style-name="P37"><text:span text:style-name="T32">作为销售员</text:span><text:span text:style-name="T33">，在你做销售之前，需要制定一个具体的销售目标，大至好几年的销售额，再到具体的月销售目标。向着目标去努力，不断打破自己的销售记录。</text:span></text:p>
      <text:p text:style-name="P40"/>
      <text:p text:style-name="P37"><text:span text:style-name="T33">要实现自己的目标</text:span><text:span text:style-name="T34">，还需要制定一份合理的计划来支撑它。</text:span></text:p>
      <text:p text:style-name="P41"/>
      <text:p text:style-name="P41">销售员小赵的例子：</text:p>
      <text:p text:style-name="P41">销售运用好布利斯定律，会对一个人的心理产生魔力，指定好的目标和计划，让它们时刻鼓舞着自己，调动起自己内心的热情，从而不断取得良好的业绩。</text:p>
      <text:p text:style-name="P41"/>
      <text:h text:style-name="P119" text:outline-level="2">哈默定律：只要人有需求，就有销售存在</text:h>
      <text:p text:style-name="P42">天下没有坏买卖，只有蹩脚的买卖人。</text:p>
      <text:p text:style-name="P43">--犹太人阿曼德<text:span text:style-name="T1">·哈默</text:span></text:p>
      <text:p text:style-name="P42"/>
      <text:p text:style-name="P42">对于销售员来说，不存在无法成交的客户，只有不懂得客户心理，没有掌握合适的销售方法的销售员。</text:p>
      <text:p text:style-name="P42"/>
      <text:p text:style-name="P42">其实，只要客户有需求，就可以销售成功，即使表面上看起来客户没有需求，但我们也可以通过把握客户心理，来创造出客户的需求。</text:p>
      <text:p text:style-name="P42"/>
      <text:p text:style-name="P42">把木梳卖给和尚的例子：</text:p>
      <text:p text:style-name="P42">同样的梳子，同样的市场和目标客户，销售员能否把握客户心理来创造市场需求，对销售结果的影响很大。</text:p>
      <text:p text:style-name="P42">甲以一种静止的眼光来看待客户，以一种固有的思维来应对市场，尽管很努力，但是这种努力把不需要的东西卖给顾客，这种销售注定不会成功。</text:p>
      <text:p text:style-name="P42">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2">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2"><text:soft-page-break/></text:p>
      <text:p text:style-name="P42">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2"/>
      <text:h text:style-name="P120" text:outline-level="2">原一平定律：失败时要有百折不挠的毅力</text:h>
      <text:p text:style-name="P44"><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6"/>
      <text:p text:style-name="P45"><text:span text:style-name="T35">小时候家庭优越，性情玩劣，</text:span><text:span text:style-name="T36">23岁离开长野到东京打天下。</text:span></text:p>
      <text:p text:style-name="P47">第一份工作就是推销，但是遇到了骗子，卷走了保证金和会费。</text:p>
      <text:p text:style-name="P44">后来勉强加入了明知保险公司，七个月没有业绩，生活困苦。</text:p>
      <text:p text:style-name="P44">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4"/>
      <text:p text:style-name="P44">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4"/>
      <text:p text:style-name="P44"><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8"/>
      <text:p text:style-name="P48">正是这一团永不服输的火焰时刻鼓舞着他不断努力，通过学习来充实自己，在付出了无数的艰辛和汗水之后，终于战胜了失败，到达了成功的彼岸。</text:p>
      <text:p text:style-name="P48"/>
      <text:p text:style-name="P48">定期举行“原一平批评会”，听取大家对自己提出的意见，来检讨自我，改进自我，这一习惯保持了多年。</text:p>
      <text:p text:style-name="P48">偶然结识吉田和尚，被吉田和尚的教诲折服。从此，每星期坚持去寺庙听吉田胜逞、伊藤道海法师讲禅，来提高自己的修为，反省自己，透视自己。</text:p>
      <text:p text:style-name="P44"><text:span text:style-name="T37">为了征服客户，赢得客户的信任，他对着镜子苦练微笑，并把微笑分为</text:span><text:span text:style-name="T38">38种。</text:span></text:p>
      <text:p text:style-name="P49">为了赢得一个大客户，在三年零八个月的时间里，70次扑空，71次获得成功。</text:p>
      <text:p text:style-name="P49"/>
      <text:p text:style-name="P49">推销是一条孤寂而艰难的路，可能遭受的冷遇和失败都远远超过其他行业。然而，原一平正是靠着百折不挠的毅力才走过的这条荆棘路，创造了世界奇迹，称为世人所敬佩的“推销之神”。</text:p>
      <text:p text:style-name="P50">斯通定律：把拒绝当作是一种享受</text:p>
      <text:p text:style-name="P50"/>
      <text:p text:style-name="P50">态度决定结果，对于同样一件事，用不同的态度去对待，就可能有完全不同的结果。</text:p>
      <text:p text:style-name="P51">--蒙特<text:span text:style-name="T1">·斯通(美国保险怪才</text:span><text:span text:style-name="T39">、成功学导师</text:span><text:span text:style-name="T1">)</text:span></text:p>
      <text:p text:style-name="P50"/>
      <text:p text:style-name="P50"><text:span text:style-name="T1">在销售中</text:span><text:span text:style-name="T39">，也可以利用斯通定律来指导我们如何与客户相处。我们都知道，在销售中，遭到客户拒绝是很正常的事</text:span><text:span text:style-name="T40">。</text:span></text:p>
      <text:p text:style-name="P52"><text:soft-page-break/>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2"/>
      <text:p text:style-name="P50"><text:span text:style-name="T40">被客户</text:span><text:span text:style-name="T41">39次拒绝的</text:span><text:span text:style-name="T40">推销员的例子</text:span><text:span text:style-name="T41">：</text:span></text:p>
      <text:p text:style-name="P53">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3"/>
      <text:p text:style-name="P53">所以，当我们面对客户的拒绝时，一定要保持积极的心态，以积极的态度征服客户的心，然后再以退为进，来进一步争取成功。</text:p>
      <text:p text:style-name="P50"/>
      <text:p text:style-name="P50"><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0"/>
      <text:p text:style-name="P50"/>
      <text:h text:style-name="P118" text:outline-level="1"><text:span text:style-name="T1">第三章 卖货其实就是卖</text:span><text:span text:style-name="T44">“</text:span><text:span text:style-name="T1">心</text:span><text:span text:style-name="T44">”</text:span></text:h>
      <text:p text:style-name="P54"/>
      <text:h text:style-name="P119" text:outline-level="2">购买之前，客户需要一千个消费的理由</text:h>
      <text:p text:style-name="P54">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4"/>
      <text:h text:style-name="P119" text:outline-level="2">记住，嫌货才是卖货人</text:h>
      <text:p text:style-name="P54">嫌货才是卖货人是一句台湾俚语，意思是说，嫌货品不好的人才是真正的内行，才是对我们的产品有购买意愿的人。</text:p>
      <text:p text:style-name="P54"/>
      <text:p text:style-name="P54">一旦遇到异议，成功的销售员会意识到，他已经到达了金矿；当他开始听到不同意见时，他就是在挖金子了；只有得不到任何不同意见时，他才真正感到担忧，因为没有异议的人一般不会认真地考虑购买。</text:p>
      <text:p text:style-name="P55">--汤姆<text:span text:style-name="T45">·霍普金斯(美国著名推销大师)</text:span></text:p>
      <text:p text:style-name="P54"/>
      <text:p text:style-name="P54">卖水果的刘先生的例子<text:span text:style-name="T60">：</text:span></text:p>
      <text:p text:style-name="P54">只有那些嫌货色不好的人才是真心想买我们产品的顾客<text:span text:style-name="T60">。刘先生能够做到完全不在乎顾客批评自己的水果，一点也不生气，始终面带微笑为顾客服务，这不只是说明刘先生有修养，更重要的是他具备对顾客心理的深刻洞察力。</text:span></text:p>
      <text:p text:style-name="P54"/>
      <text:p text:style-name="P54">在推销的任何阶段<text:span text:style-name="T61">，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7"/>
      <text:h text:style-name="P119" text:outline-level="2">让客户知道除了他之外还有谁买过</text:h>
      <text:p text:style-name="P57">客户不敢做第一个吃螃蟹的人<text:span text:style-name="T62">，他们不愿意承担“被螃蟹夹伤”的疼痛，不愿意成为产品的“实验者”。</text:span></text:p>
      <text:p text:style-name="P57">要想解决这个问题<text:span text:style-name="T62">，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8">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8">2. 提一下客户行业的知名公司，向客户提一下自己以前的一些客户，不仅可以借助这些知名公司的名望，还可以证实自己公司的实力是不容小视的。</text:p>
      <text:p text:style-name="P59">3. 提一下客户所崇拜的公众名人，利用这些名人的公众效应，让客户认为“连这些名人都使用他们公司的产品，可见产品应该是不错的”。</text:p>
      <text:p text:style-name="P59"/>
      <text:h text:style-name="P119" text:outline-level="2"><text:soft-page-break/>不许偷看他偏看，你不卖他偏要</text:h>
      <text:p text:style-name="P59">在与人交往的过程中，我们会发现有时对方总是反对我们的见解，并且愿意跟我们较真。其实这是人的一种逆反心理的表现。</text:p>
      <text:p text:style-name="P59">逆反心理是人类的本能抵抗意识，并非故意伤害对方；逆反心理还跟人的自我表现欲望有关，通过反对我们的意见，表明他比我们的见解更高一筹。</text:p>
      <text:p text:style-name="P59"/>
      <text:p text:style-name="P56">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6">所以，面对客户的逆反心理我们不能蛮干，既然客户不想看我们的产品，那我们就不必让他们看了；既然客户不想买我们的产品，那么我们就不要卖了。说不定这样会收到意想不到的效果。</text:p>
      <text:p text:style-name="P56"/>
      <text:p text:style-name="P56">酒吧写不准偷看的例子：</text:p>
      <text:p text:style-name="P56">这家酒吧不让客户偷看酒桶，顾客反而抢着来看，想探个究竟。酒吧老板就是利用顾客的这种逆反心理来刺激他们的兴趣，使越来越多人了解到了酒的卓越品质，从而来光顾这家酒吧。</text:p>
      <text:p text:style-name="P56"/>
      <text:p text:style-name="P56">张先生换车子的例子：</text:p>
      <text:p text:style-name="P56">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3">。</text:span></text:p>
      <text:p text:style-name="P56"/>
      <text:p text:style-name="P56">上述这两个案例充分利用了客户的逆反心理来使销售获得成功<text:span text:style-name="T64">，可见，客户的逆反心理对销售员来说并不完全是障碍，有时候反倒是我们成功的契机。所以销售时，我们可以转换思维，分析客户的逆反心理，为我所用。</text:span></text:p>
      <text:p text:style-name="P56"/>
      <text:h text:style-name="P119" text:outline-level="2">激发客户的好奇心，客户喜欢打破砂锅问到底</text:h>
      <text:p text:style-name="P60">好奇心是人的天性，人人都有好奇心理，在销售活动中，销售员就可以利用客户的这种好奇心理，使他对自己的产品产生兴趣，然后再进一步引导，从而达到销售的目的。</text:p>
      <text:p text:style-name="P60">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0"/>
      <text:p text:style-name="P60">东北小酒厂的例子：</text:p>
      <text:p text:style-name="P60"><text:span text:style-name="T48">将产品的卖点神秘化</text:span>。饭馆老板的主意就是把酒的卖点—醇香神秘化，让客户产生好奇心，从而引起客户品尝的欲望，这样美酒就有机会得到顾客的了解了，销路自然就打开了。</text:p>
      <text:p text:style-name="P60"/>
      <text:p text:style-name="P60">广州一房产公司的例子：</text:p>
      <text:p text:style-name="P60"><text:span text:style-name="T48">制造悬念引起好奇心</text:span>。广告中的空中花园，原来是一个新建的小区。房产公司利用好奇心来做广告，让人们对校区产生了兴趣，从而取得了成功。</text:p>
      <text:p text:style-name="P60"/>
      <text:p text:style-name="P60">销售高手的例子：</text:p>
      <text:p text:style-name="P60"><text:span text:style-name="T48">只提供部分信息</text:span>。希望顾客和潜在客户想要主动了解更多信息，那么一开始不要把所有信息都告诉他们。</text:p>
      <text:p text:style-name="P60"><text:soft-page-break/>激发客户好奇心的另一个方式：</text:p>
      <text:p text:style-name="P60"><text:span text:style-name="T48">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0"/>
      <text:h text:style-name="P119" text:outline-level="2">给予客户一个购买产品的身份</text:h>
      <text:p text:style-name="P61">贴标签效应、暗示效应：</text:p>
      <text:p text:style-name="P61">在第二次世界大战期间，美国急需一批犯人上前线打仗。</text:p>
      <text:p text:style-name="P61">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1"/>
      <text:p text:style-name="P61">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1"/>
      <text:p text:style-name="P61">商场销售员的例子：</text:p>
      <text:p text:style-name="P61">与顾客站在同一立场，这叫“先跟后带”。</text:p>
      <text:p text:style-name="P61">给顾客一个购买的身份，同时引导顾客体验拥有的感觉。</text:p>
      <text:p text:style-name="P61">给小张一个身份，同时用假设成交的语言促成。</text:p>
      <text:p text:style-name="P61"/>
      <text:p text:style-name="P61">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1"/>
      <text:h text:style-name="P119" text:outline-level="2">羊群效应：主动一点，制造火爆的销售行情</text:h>
      <text:p text:style-name="P61">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1"/>
      <text:p text:style-name="P61">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1"/>
      <text:p text:style-name="P61">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1"/>
      <text:p text:style-name="P61">日本“尿布大王”多川博的例子：</text:p>
      <text:p text:style-name="P61">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1"/>
      <text:p text:style-name="P61"><text:soft-page-break/>但是，销售人员在利用客户的从众心理时，也要注意以下几个问题，以保证取得良好的效果。</text:p>
      <text:p text:style-name="P62">1. <text:span text:style-name="T48">所举案例必须实事求是</text:span>。如果销售人员列举的案例不真实，就很可能被揭穿，永远失去成交的机会，而且还会让客户产生被欺骗和愚弄的感觉。时间长了，企业和销售员的声誉都会受损。</text:p>
      <text:p text:style-name="P63">2. <text:span text:style-name="T48">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4">3. <text:span text:style-name="T48">尽量列举具有说服力的老客户</text:span>。销售员要尽可能选择那些客户熟悉的、比较有权威性的、对客户影响较大的老客户作为列举对象。否则，客户的从众心理很难被激发出来。</text:p>
      <text:p text:style-name="P65">4. <text:span text:style-name="T48">这种从众心理不适合太有个性的客户</text:span>。有些有个性的客户对从众不屑一顾，喜欢追求与众不同。销售员不能轻易尝试此法，否则很容易引起客户的逆反心理。</text:p>
      <text:p text:style-name="P65"/>
      <text:h text:style-name="P119" text:outline-level="2">给顾客制造一种很可能买不到的紧张气氛</text:h>
      <text:p text:style-name="P66">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6"/>
      <text:p text:style-name="P66">顾客在购买商品的时候也是一样。有时越不容易得到的东西，顾客越想得到。</text:p>
      <text:p text:style-name="P66">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6"/>
      <text:p text:style-name="P66">房产推销员的例子：</text:p>
      <text:p text:style-name="P66">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6">这个案例告诉我们，在销售中，销售员如果能够把握并善于利用客户心理将会起到事半功倍的效果。对待客户时，如果顺着不行，可以逆着试试看。</text:p>
      <text:p text:style-name="P66"/>
      <text:h text:style-name="P119" text:outline-level="2">在销售中巧用“认知对比原理”</text:h>
      <text:p text:style-name="P66">营销专家的问题：</text:p>
      <text:p text:style-name="P66">一位女士走进了珠宝点，想买一枚高档钻戒和一个小饰品。你会先让她看哪一种商品呢？</text:p>
      <text:p text:style-name="P66">营销专家认为：<text:span text:style-name="T65">500元的小饰品虽然算价格高的，但是，如果客户刚花了5000元买钻戒，那么这个500元的“高价”小饰品对顾客就显得微不足道了。</text:span></text:p>
      <text:p text:style-name="P66"/>
      <text:p text:style-name="P66">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6"/>
      <text:p text:style-name="P68">认知对比原理是这样产生的：心理学家洛伦兹与延伯格在观察动物行为时偶然发现：动物行为普遍存在“特定刺激必然引起一系列固定反应”的现象，人类也是如此。</text:p>
      <text:p text:style-name="P68">经过特定的刺激，人的心理也会产生“一系列固定反应”。</text:p>
      <text:p text:style-name="P68">两位心理学家认为，人类一些固定的认知模式之所以发生就是因为那些“特殊性质的刺激”。</text:p>
      <text:p text:style-name="P67"><text:soft-page-break/>通过商品推荐顺序的调整而产生的价格差这种“特殊性质的刺激”，让消费者在潜意识中产生强烈对比，从而在认知上出现偏差，以激活顾客的购买欲望。</text:p>
      <text:p text:style-name="P67"/>
      <text:p text:style-name="P67">卖房子的例子：</text:p>
      <text:p text:style-name="P67">先带客户看又破又贵的老房子，再带客户看想卖的房子，就显得比单独来看要格外有吸引力，客户也就更容易下决心购买。</text:p>
      <text:p text:style-name="P67"/>
      <text:p text:style-name="P67">但是要注意，我们的目的不是欺骗顾客，而是巧妙地利用客户的心理特点，更好地促进销售。</text:p>
      <text:p text:style-name="P67"/>
      <text:h text:style-name="P119" text:outline-level="2">对症下药：不同消费群体要有不同的销售策略</text:h>
      <text:p text:style-name="P67">消费者类型不同，消费心理差异也会很大。比如，青年人的消费心理是追求时尚和新颖，表现自我和体现个性，而老年人则富于理智，精打细算并对品牌忠诚度较高。</text:p>
      <text:p text:style-name="P67"/>
      <text:p text:style-name="P67">依据经济收入水平大致可以将消费者划分成高收入型、中等收入型和低收入型三种群体。</text:p>
      <text:p text:style-name="P69">1. <text:span text:style-name="T48">高收入型群体</text:span></text:p>
      <text:p text:style-name="P69">这一群体的顾客收入水平比较高，都或多或少地表现出较强的优越感、虚荣心和一定的炫耀心理，并且追求享受。</text:p>
      <text:p text:style-name="P69">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69">所以，做高端产品及奢侈品的业务员就要把握好这一类人的心理特点，产品和服务都要讲究品质与个性，能够体现客户的身份，满足客户追求享受的需要。</text:p>
      <text:p text:style-name="P70">2. <text:span text:style-name="T48">中等收入型群体</text:span></text:p>
      <text:p text:style-name="P70">这是一个规模最大的群体，界于高收入型和低收入型两者之间。他们的经济收入居中等水平，生活上能够温饱，可以说是“比上不足，比下有余”的一群人。</text:p>
      <text:p text:style-name="P70">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0">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1">3. <text:span text:style-name="T48">低收入型群体</text:span></text:p>
      <text:p text:style-name="P71">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0">这一群体虽然收入有限，但决不能忽视他们的购买力。推销生活必需品的销售员可以在保证质量的基础上打价格战，薄利多销，这样既可以满足顾客的需求，又可以促进销量。</text:p>
      <text:h text:style-name="P117" text:outline-level="1">第四章 抓住“上帝”的那根“软肋”</text:h>
      <text:p text:style-name="P70"/>
      <text:h text:style-name="P119" text:outline-level="2">从客户的心理弱点中寻找销售突破口</text:h>
      <text:p text:style-name="P70">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0"/>
      <text:p text:style-name="P72">爱贪小便宜的客户喜欢“买一送一”</text:p>
      <text:p text:style-name="P72">贪小便宜是不少人的心理，表现在消费心理上，这种类型的客户总是希望天上能掉馅饼，买东西时一会儿嫌这个贵，一会儿嫌那个贵，还特别爱杀价。爱占小便宜的人不管在销售员面前装得有多大方，内心真实的想法还是希望你能便宜卖给他产品甚至免费送给他。至于产品到底是什么样的，能给他带来多大的好处，倒还在其次。他们根本没把销售员的介绍放在心上，他们在乎的仅仅是价格。越便宜越好，最好不花钱就可以拥有。当销售员给他们一些便宜的时候，他们会“突然”对你的商品产生兴趣。</text:p>
      <text:p text:style-name="P72"/>
      <text:p text:style-name="P72">手机店老板的例子：</text:p>
      <text:p text:style-name="P72">面对贪小便宜型的顾客，销售人员能做的是尽量让他占点儿小便宜，而不是有求必应，客户说什么就是什么；他想占多大的便宜，你就满足多大的需求。</text:p>
      <text:p text:style-name="P72">不少的销售员都不太喜欢这种小气型的顾客，他们通常为了避免出现“给他一根葱他再要一瓣蒜”的情况，干脆什么好处都不给他，但这种做法却很容易得罪他们。最好的方法就是，一开始就满足他， 让他觉得自己占尽的便宜得到了好处，这样他付账时就会痛快多了。</text:p>
      <text:p text:style-name="P72"/>
      <text:p text:style-name="P72">不过，爱占小便宜的客户往往会得寸进尺，占了小便宜还想占大便宜。当我们发现他有这种倾向时，最好马上打断他这种不切实际的想法，就说“公司规定，我不能这样做，等等”。说话的时候，要柔中带刚，尽量让他们理解我们和公司的苦衷。说完这番话，接下来再给他一些甜头，让他感觉自己仍然在占便宜，这样，成交就不成问题了。</text:p>
      <text:p text:style-name="P72"/>
      <text:p text:style-name="P72">“聪明的男人先让女人占尽小便宜，然后赢得了女人的人”。用在客户身上：“聪明的销售者先让客户占尽小便宜，然后赢得了客户的心。”在实际销售过程中，优惠打折、赠品、免费送货、附加服务等“小便宜”都可以让客户感到喜悦。值得强调的是，有些特色优惠，有些特色服务，虽然已有准备，却大可不必公开，等客户提出要求以后再慷慨应承，这样效果反而更明显。</text:p>
      <text:p text:style-name="P72">毕竟有三分小小的意外，才能收获那一分占到“小便宜”后小小的窃喜。只有深度了解客户心理，我们才能认识到他们的可爱之处，才能体会到销售艺术的巧妙所在。</text:p>
      <text:p text:style-name="P72"/>
      <text:h text:style-name="P119" text:outline-level="2">冲动型客户是你滚滚的财源</text:h>
      <text:p text:style-name="P72">虽然说现在消费者越来越理性，但是还是有很多冲动型客户。冲动型客户在很多时候，甚至不会“货比三家”，也不会“讨价还价”，只要他们觉得产品性能不错、价格合适，就会直接下单子购买。</text:p>
      <text:p text:style-name="P72"/>
      <text:p text:style-name="P72">冲动型客户喜欢追求刺激、冒险，言行不受约束，经常是不假思索地采取一个行动，随时都能尽情地宣泄自己的感情和欲望，情绪表达反复无常，爱激动，易冲动，对自己的言行也不做丝毫掩饰。</text:p>
      <text:p text:style-name="P72">这类客户还很容易受外界环境的影响，喜欢遵循时尚来购物，最近开始什么，他们必定会一马当先地抢购。</text:p>
      <text:p text:style-name="P72"><text:soft-page-break/>他们是天生的急性子，当销售员慢慢地向他介绍时，他便迫不及待地说：“你到底想要说什么呢？能不能直接告诉我结论呢？”这是如果你仍慢条斯理地作介绍，他们就会显得不安。另外，他们做事不喜欢拖泥带水，一旦认定的某件事便立刻做决定，所以与这类客户成交也比较爽快。</text:p>
      <text:p text:style-name="P72"/>
      <text:p text:style-name="P72">因此，我们如果能在销售中，把握好冲动型客户的心理、性格特征，那么他们将带给我们滚滚的财源。对待冲动型客户，具体必须掌握好以下三点：</text:p>
      <text:p text:style-name="P73">1. <text:span text:style-name="T48">顺其心意</text:span></text:p>
      <text:p text:style-name="P73">冲动型客户往往个性比较鲜明，所以我们要尽快判断客户个人的喜恶，顺其心意，推销产品时要尽量抓住产品本身符合客户需要的相关特点来交谈，以调动起客户对产品的兴趣。对于客户的不关注、不想听的话，我们就坚决“闭嘴”，避免“画蛇添足”。</text:p>
      <text:p text:style-name="P73">2. <text:span text:style-name="T48">及时促成</text:span></text:p>
      <text:p text:style-name="P73">冲动型客户往往凭热情购物，在某个时间段内，客户购买意愿会非常强烈；但是，一旦客户热情冷却了，他们可能就不想购买了。所以，销售员不能贻误战机，必须趁热打铁，速战速决。</text:p>
      <text:p text:style-name="P73">3. <text:span text:style-name="T48">勇敢成交</text:span></text:p>
      <text:p text:style-name="P73">有些销售员，尤其是新人，遇到冲动型客户，总是担心客户对我们的产品还不熟悉，这么快就要下单购买是否存在隐患和问题，因而在具体沟通中显得畏手畏尾，对于客户明确提出的“购买”意向仍犹豫不决，忧心忡忡。此时销售员应了解到确实存在一类急性子的客户，所以不必太担心，做到“快刀斩乱麻”，勇敢地与客户达成交易。</text:p>
      <text:p text:style-name="P73"/>
      <text:h text:style-name="P119" text:outline-level="2">爱慕虚荣型客户要奉承</text:h>
      <text:p text:style-name="P73">一个人多多少少都会有一点虚荣心，但有些人虚荣得有点过了头。他们为了满足自己的虚荣心，喜欢给自己脸上贴金，好让别人觉得自己高人一等。这种类型的客户通常喜欢炫耀，总是把“我如何如何”挂在嘴边。</text:p>
      <text:p text:style-name="P73">这样的客户最爱听恭维、奉承的话。如果说，对普通客户奉承三次就足够了的话，对他至少要奉承五次以上。这个世界上最美妙动听的语言就是奉承话了。很多客户不都是在这些奉承话面前心甘情愿地掏腰包吗？</text:p>
      <text:p text:style-name="P74">面对这种类型的客户，其实很简单，他们不是喜欢被别人吹捧吗？那我们就去“无微不至”地吹捧他，小到他的眼睛，打到他的为人。我们想做成生意，就要学会逢迎对方的虚荣心，多说奉承话，让客户心情愉悦。在这种友好和谐、愉快轻松的谈话环境下，客户就会渐渐放松原先的戒备心态，通常很容易成交。事实上，看上去越是傲慢的人，越喜欢听奉承话。</text:p>
      <text:p text:style-name="P74">可以毫不夸张地说，熟练地、恰如其分的奉承话是销售人员很重要的一门功课。</text:p>
      <text:p text:style-name="P74"/>
      <text:p text:style-name="P74">对这些爱慕虚荣的客户，要多强调自己的产品最适合像他这样的“高层次消费者”使用，以满足他的成就感。要对其表示肯定，玩玩不能随便贬低他们，更不可揭他的老底。如果你顺着他的心理说话，给他们多一点奉承，他们就会对你多一份认同，多给他灌输一些产品带来的优越感，那么，你的产品才有可能被这些“骄傲”的顾客接受。</text:p>
      <text:p text:style-name="P74"/>
      <text:p text:style-name="P75">奉承话怎么说，这也是一门学问。最重要的是“虚实结合”，奉承必须“确有其事”，理由充分。“拍马屁”最忌讳的就是毫无根据地奉承一个人。没影的话，不仅会让那些爱慕虚荣的客户感到莫名其妙，还会让他觉得你不实在，是个油嘴滑舌没品味的人。当他发现了你的“小诡计”后，必然会触发他的防范心理，从而使你陷入被动。</text:p>
      <text:p text:style-name="P75"/>
      <text:p text:style-name="P75">所以，销售人员在说奉承话的时候，要把握好分寸，不能流于谄媚，也不能贬低自己，而要尽量讨好客户的欢心。</text:p>
      <text:p text:style-name="P75"/>
      <text:h text:style-name="P119" text:outline-level="2"><text:soft-page-break/>维护好骄傲型顾客的自尊心</text:h>
      <text:p text:style-name="P75">骄傲型顾客给人的感觉是狂妄自大瞧不起人，销售员通常觉得这一类客户很难伺候。</text:p>
      <text:p text:style-name="P75"/>
      <text:p text:style-name="P75">具体来说，这类客户大致有以下三种心理状态：</text:p>
      <text:p text:style-name="P76">1. <text:span text:style-name="T48">瞧不起人</text:span></text:p>
      <text:p text:style-name="P76">这类心理又分两种情况：一是一些客户本来就有非常好的物质条件，总觉得自己高人一等；二是一些客户他们自身也曾受过他人的藐视，自尊心收到打击，于是发誓自己也要显赫一番，在加入了“大款”之列后，他想到了以前的痛苦，但他并不是同情和自己有相同遭遇的人，而是拿他们发泄情绪，极其傲慢的态度来对待他们，从而满足自己的报复心理。</text:p>
      <text:p text:style-name="P76">2. <text:span text:style-name="T48">掩盖内心空虚</text:span></text:p>
      <text:p text:style-name="P76">这类客户的自信心不足，他们虚荣心较重，总是担心他人不承认自己，这种思想表现在行为上就是在他人面前摆出一副骄傲自大的架势，语言上也模仿着“款爷”们，“拿好的来”、“这种产品，5万元以下的我不要！”话虽然说出来了，内心却颤抖得厉害。</text:p>
      <text:p text:style-name="P77">3.<text:span text:style-name="T48"> 故意显示自己的身份地位</text:span></text:p>
      <text:p text:style-name="P77">这类客户希望对方承认他是了不起的。他们可能拥有较多的财产，在社会上也有一定的地位，不愿被人看成一个普通的市民。他们上街购物时，本来就有一点高高在上的感觉，如果发现销售员不尊重他或服务不周时，他的这种感觉就会变得更加强烈，甚至与销售员发生冲突。</text:p>
      <text:p text:style-name="P77"/>
      <text:p text:style-name="P77">与骄傲型顾客打交道，销售员不妨顺应他们的心理，采取以下两种策略：</text:p>
      <text:p text:style-name="P78">1. <text:span text:style-name="T48">学学大禹治水的方法，对于客户的骄傲宜疏不宜堵</text:span></text:p>
      <text:p text:style-name="P78">客户的骄傲情绪就如同洪水，如果销售员想“堵”住，它可能会更加放任以致“泛滥成灾”。因为这类客户的自尊心极强，神经也有点儿过敏，当他们感到自尊心收到伤害时就会发作，局面变得难以收拾。</text:p>
      <text:p text:style-name="P78">所以对于这类客户必须采用“疏导”之法。他自傲就让他自傲去吧，他自吹自擂就让他吹去吧。等他吹够了吹累了，情绪得以宣泄时销售员再抓住机会展开攻势。</text:p>
      <text:p text:style-name="P79">2. <text:span text:style-name="T48">以问代说，以商量的口吻表达自己的意愿，是说服骄傲的客户的有效方法</text:span>。</text:p>
      <text:p text:style-name="P80">世界五百强经理的例子：</text:p>
      <text:p text:style-name="P80">网罗了一批才高气傲的员工为公司服务。而征服这些清高孤傲者的最大秘诀在于：绝不用“命令式”口吻说话。而是用请教的口气请人做或不做。他表达自己的意思时，常用建议的方式使人们自行领略，绝不用命令的方式强制人们服从。他始终如一地尊重对方的意见，维护对方的自尊心，绝不抹杀人们的见解，蔑视人们的体面。因此，员工都心甘情愿听从他的指挥。</text:p>
      <text:p text:style-name="P80"/>
      <text:p text:style-name="P80">销售也是一样，要想赢得客户的心，销售员就必须满足他们想要得到别人认可的心理，注意我们的语言，不去伤害他的自尊，在给足了他面子之后，客户一般是没有理由不认真地与我们交谈的。</text:p>
      <text:p text:style-name="P80"/>
      <text:h text:style-name="P119" text:outline-level="2">对滔滔不绝的客户要有耐心</text:h>
      <text:p text:style-name="P80">滔滔不绝型客户不吝口水，销售员说一句，他应十句，好像我们的每一句话都打开了一个泉眼，不停地往外冒水，我们怎么堵也堵不住。</text:p>
      <text:p text:style-name="P80"/>
      <text:p text:style-name="P80">一般来说，此类客户的谈话内容可分为两类：</text:p>
      <text:p text:style-name="P80">一是对销售员及商品本身的驳斥与怀疑。他会想尽办说辞将你驳得一无是处。</text:p>
      <text:p text:style-name="P80">二是自我吹嘘。一有机会，这类客户就会抢过话题，像销售员吹嘘他自己，以过来人的姿态，给你一些教导。</text:p>
      <text:p text:style-name="P80"/>
      <text:p text:style-name="P80"><text:soft-page-break/>客户向我们滔滔不绝、一吐为快，虽然增加了我们销售的难度，但是，只要我们弄清楚这一类客户的心理原因，之后再采取相应的销售策略，相信我们还是可以找到销售的突破口的。</text:p>
      <text:p text:style-name="P80"/>
      <text:p text:style-name="P80">一般来说，客户滔滔不绝的心理原因主要有以下几种：</text:p>
      <text:p text:style-name="P81">1. <text:span text:style-name="T48">卖弄欲望强</text:span></text:p>
      <text:p text:style-name="P81">这类客户有着很强的卖弄欲望，所以喜欢在销售员面前炫耀，不管对方是否还在讲话，他屡屡抢白。</text:p>
      <text:p text:style-name="P81">其实这种客户很自卑，心理承受能力较差，担心得不到销售员的尊重，所以用“疯狂”地吹嘘自己来掩饰内心。</text:p>
      <text:p text:style-name="P82">2. <text:span text:style-name="T48">寻求击败对方的满足感</text:span></text:p>
      <text:p text:style-name="P82">争抢好胜是人类的天性，所以客户在与你交谈中喜欢占上风。你说一句，他驳十句，直到最后把你打得打败而归，灰溜溜地离去。这就如同给了他一剂兴奋剂，他止不住满心欢喜。这种客户的心理就是喜欢在“击败”对方的过程中，寻求满足感。</text:p>
      <text:p text:style-name="P83">3. <text:span text:style-name="T48">发泄自己的情绪</text:span></text:p>
      <text:p text:style-name="P83">越爱提“当年勇”的人，现在一定很不得志，越爱吹“我如何如何”的人，在实际生活中一定四处碰壁。</text:p>
      <text:p text:style-name="P83">所以客户心中一定有很多的不如意，通过几次畅快发泄，他的心情会好很多。所以客户对销售员并不存在敌意，只不过借助这种场合，冲着销售员发泄一下情绪而已。</text:p>
      <text:p text:style-name="P83"/>
      <text:p text:style-name="P83">当我们弄清了滔滔不绝型客户的这些心理特点，在以后的销售过程中只要顺应客户的心理需求，多一些耐心，做到：一不怕“苦”，二不怕“累”，多多赞美他就可以了。</text:p>
      <text:p text:style-name="P83"/>
      <text:p text:style-name="P83">这种嘴上无遮拦不藏心机，貌似难对付的客户其实并没有什么坏心眼，所以你对付这种客户，要做到不怕“苦”，任他驳你，贬你，讽刺你，你始终一脸风平浪静。在听客户唠叨时也不要嫌累，你要挺住，让他说个痛快，等他尽兴了，情绪平复下来，发现你是一个很好的听众，那么下一次他对你的态度就会友好起来。</text:p>
      <text:p text:style-name="P83"/>
      <text:p text:style-name="P83">并且，这种客户最爱听恭维、称赞的话。如果对普通人，称赞五次就够了，对这种人则至少要称赞十次以上。所以，销售员在聆听客户讲话的时候要不失时机地给予适当赞美。你赞美得越多，就越能满足他的心理需求。</text:p>
      <text:p text:style-name="P83"/>
      <text:p text:style-name="P83">虽然爱说话的客户比沉默的客户较容易对付，但我们要分清楚客户是不是故意发表长篇大论浪费时间，借以驱逐推销员。我们可以先专心倾听对方的谈话，在交谈中，掌握对方内心矛盾、担忧所在，然后便可采取攻势，以询问法间接探寻对方的心理。<text:span text:style-name="T66">(XXXX，您能告诉我原因吗？)</text:span></text:p>
      <text:p text:style-name="P83">大凡客户听到了我们的询问后<text:span text:style-name="T66">，便不得不回答；如果客户回答时支支吾吾，就表明他并没有购买的意愿。</text:span></text:p>
      <text:p text:style-name="P83"/>
      <text:p text:style-name="P83">向爱说话的客户告别也是一件很困难的事<text:span text:style-name="T66">，因为他很喜欢说话，所以一讲起话来便天南地北地聊个没完，有可能影响到销售员拜访其他客户。</text:span></text:p>
      <text:p text:style-name="P83">如果销售员在客户说话中途离开<text:span text:style-name="T66">，客户会认为你不尊重他，引起他们的不满。</text:span></text:p>
      <text:p text:style-name="P83">销售员在告别时一定要讲究策略<text:span text:style-name="T66">，尽可能在不使对方扫兴的情形下，表明辞别之意。以一种很愿意继续听但又不得不走的言辞向对方辞别，可以得到对方的谅解。</text:span></text:p>
      <text:p text:style-name="P83">另外<text:span text:style-name="T66">，大部分人在吐气时，表示正欲说话，而吸气表示谈话告一段落，销售员应注意客户吸气吐气的动作，在客户吸气时，适时地提出告辞的请求。</text:span></text:p>
      <text:p text:style-name="P83"/>
      <text:h text:style-name="P119" text:outline-level="2"><text:soft-page-break/>节约俭朴型客户讲价格</text:h>
      <text:p text:style-name="P84">有时候，我们会发现一些非常节俭的消费者，他们不仅是对高价位的产品不舍得购买，而且对自己很满意的产品也是处处挑剔，对我们的产品和服务大挑毛病，多年一来的节俭习惯，让他们拒绝的理由也是五花八门，让我们意想不到。</text:p>
      <text:p text:style-name="P83"/>
      <text:p text:style-name="P83">自称业务能力很强的李军的例子<text:span text:style-name="T67">：</text:span></text:p>
      <text:p text:style-name="P83">毕竟这个世界上真正的有钱人不多<text:span text:style-name="T68">，节俭简朴也是传统美德。</text:span></text:p>
      <text:p text:style-name="P83">应对这种类型的客户<text:span text:style-name="T68">，其实很简单，像李军老板说的那样，给他们一颗定心丸，告诉他已经是最低价了。</text:span></text:p>
      <text:p text:style-name="P83"/>
      <text:p text:style-name="P83">如果你常和这类客户打交道<text:span text:style-name="T68">，你会发现他们并不是那种一毛不拔的人，他们只是花钱花得谨慎，他们认为钱就要花到刀刃上。只要你能激发他们的兴趣点，让他们感觉物有所值，卖给他们东西也不是很难。</text:span></text:p>
      <text:p text:style-name="P83"/>
      <text:p text:style-name="P83">和这类客户商谈时<text:span text:style-name="T68">，最好着重强调一分钱一分货，指出商品的特性和价值所在。你要把产品的成本、生命周期、投资回报率告诉他们，并强调高报酬率才是重点。</text:span></text:p>
      <text:p text:style-name="P83">只要我们循循善诱<text:span text:style-name="T68">，让客户明白了这个道理，他们就会很爽快地打开钱包。如果客户以价格太高拒绝购买我们的产品时，我们还可以分几次推销，把一次推销任务化整为零，以减少关于价钱的压力。</text:span></text:p>
      <text:p text:style-name="P83"/>
      <text:p text:style-name="P83">花钱要花得值<text:span text:style-name="T68">，相信你也是这样认为的，何况是我们要从客户的口袋里掏钱。销售人员不仅要控制自己的心理，还要学会掌握客户的心理。只要我们让客户觉得他花的钱是花在了刀刃上，我们的目的也就很快实现了。</text:span></text:p>
      <text:p text:style-name="P83"/>
      <text:h text:style-name="P119" text:outline-level="2">犹豫不决型客户需给建议</text:h>
      <text:p text:style-name="P83">犹豫不决型的客户指的是行动缓慢<text:span text:style-name="T69">、做事非常谨慎的客户。他们不仅仅步伐和动作缓慢，买东西的时候慢条斯理、小心翼翼，生怕吃亏上当，说话速度和反应速度也很慢。</text:span></text:p>
      <text:p text:style-name="P83">最极端的是久拖不决的客户<text:span text:style-name="T70">，可能由于购买经验不足，对产品不熟悉，在购买过程中会对销售员察言观色，善于从销售员的言行举止中发现端倪和问题。</text:span></text:p>
      <text:p text:style-name="P83">他们就像一个有才能的观众在看戏一样<text:span text:style-name="T70">，不会放过演员的一丝错误，对销售员所说的每一句话都会认真琢磨、冷静思考，稍微有一点不清楚的地方，他们就会提出来询问，生怕稍有疏忽就会上当受骗，他们只有在把所有的细节问题搞清楚之后，才会放心地下单。</text:span></text:p>
      <text:p text:style-name="P83"/>
      <text:p text:style-name="P83">外贸服装厂销售员赵先生的例子<text:span text:style-name="T71">：</text:span></text:p>
      <text:p text:style-name="P83">如何应对赵先生所遇到是这种客户呢<text:span text:style-name="T71">？</text:span></text:p>
      <text:p text:style-name="P83">我们可以针对他们的心理特点和性格因素来应对<text:span text:style-name="T71">，既然他们不能快速地做决定，我们可以想办法催促他们。我们可以高速他“这个项目非常适合你，如果现在不做，将来肯定会后悔”等具有强烈暗示性的话。让他感到危机感，迫使其快速下决心。尽量和客户之中那些富有主见的人去沟通，让有主见的人去带动犹豫不决者的情绪。</text:span></text:p>
      <text:p text:style-name="P83"/>
      <text:p text:style-name="P83">面对犹豫不决者<text:span text:style-name="T72">，商谈的时候，我们很有可能会遇到不同程度上的障碍，如果不能设法促使对方做出最后的决定，生意必然是“大事化小，小事化了”。解决这些问题，我们可以尝试使用下面这些方法。</text:span></text:p>
      <text:p text:style-name="P85">1. <text:span text:style-name="T48">帮助客户挑选</text:span></text:p>
      <text:p text:style-name="P86">有一些客户就算确定了和我们合作<text:span text:style-name="T73">，有意要做成这笔生意，但是仍不愿意快速地和我们签单，总是在一些小问题上打转。</text:span>这时<text:span text:style-name="T73">，你该怎么办？</text:span></text:p>
      <text:p text:style-name="P95">销售人员最好戳穿客户这种微妙的心理，审时度势，及时解除客户的所有疑虑。能设身处地地为客户着想，客户自己也就没什么顾虑了，不犹豫，签单的时候也就到了。</text:p>
      <text:p text:style-name="P85"><text:soft-page-break/><text:span text:style-name="T74">2. </text:span><text:span text:style-name="T48">假定客户已同意签约</text:span></text:p>
      <text:p text:style-name="P85">这个技巧主要还是攻心为上<text:span text:style-name="T74">。当我们发现客户露出购买信号却有点儿犹豫不决时，最好假设他已经在按我们的思维做决断。</text:span></text:p>
      <text:p text:style-name="P85">顾客想做一个网站来宣传自己的产品和企业形象<text:span text:style-name="T74">，仍在犹豫。销售人员对客户说：“您看是先做五页，暂时把您的网站建起来，根据效果增加页数较好呢？还是一次性把您的网站建全面好？既然要扩大宣传力度，要做就要做最好的嘛！反正钱也差不了多少！您怎么认为？”</text:span></text:p>
      <text:p text:style-name="P85">这样<text:span text:style-name="T74">，客户考虑的就不是做不做，而是怎么做的问题。当他在回答这个问题时，在无形之中，他已经同意做这个网站了。</text:span></text:p>
      <text:p text:style-name="P85">这种二选一的商讨方法模糊了客户的视线<text:span text:style-name="T74">，从而顺利达成协议。</text:span></text:p>
      <text:p text:style-name="P87">3. <text:span text:style-name="T48">拜师学艺</text:span></text:p>
      <text:p text:style-name="P87">当我们费劲口舌<text:span text:style-name="T75">，什么方法都无效，不妨试试这个方法。可以这样说：“虽然我知道这样的业务对您很重要，也许是我能力太差，没办法说服您。不过在认输之前，我想请您指出我的错误，能否让我有个提高的机会？”以谦卑的口吻说出诚挚的话语，很容易满足客户的虚荣心，也许还能解除你们之间对抗的心理。如果他愿意“指点”你，在鼓励你的时候，说不定还能带来签约的机会。</text:span></text:p>
      <text:p text:style-name="P88">4. <text:span text:style-name="T48">建议成交</text:span></text:p>
      <text:p text:style-name="P88">这些话富有一定的技巧性，也许能促使客户快速签约，可以记下来：</text:p>
      <text:p text:style-name="P88">“既然一些都定下来了，那我们就签个协议吧！”</text:p>
      <text:p text:style-name="P88">“您是不是在付款方式上有疑问？”</text:p>
      <text:p text:style-name="P88">“如果您有什么疑问，可以向我咨询！”<text:line-break/>“我们线签个协议吧，我们也好开始准备为您服务，让贵公司早日收益。”</text:p>
      <text:p text:style-name="P88">“如果现在签协议的话，您觉得我们还有哪些工作要做？”</text:p>
      <text:p text:style-name="P88">5. <text:span text:style-name="T48">欲擒故纵</text:span></text:p>
      <text:p text:style-name="P88">如果我们的客户天生优柔寡断，虽然对我们的产品和服务很有兴趣，我们也解决了他的所有问题，但他就是拖拖拉拉，迟迟不肯做决定。这时，我们不妨故意做出一副收拾东西，马上要走人的样子。一般情况下，这样的行为会促使那些真正想买的客户做出决定。但是，也要注意只能适用于竞争不是很激烈的情况下，否则真离开客户，可能会适得其反，被别人钻了空子。</text:p>
      <text:p text:style-name="P85"/>
      <text:h text:style-name="P119" text:outline-level="2">为时间观念强的客户节省时间</text:h>
      <text:p text:style-name="P89">一位家具老板的例子：</text:p>
      <text:p text:style-name="P89">一位经营家具的老板这样说：“我最欣赏的是那些重视时间的人。我手下的销售人员都要像医生那样，不但专业还要懂得时间的珍贵性。要知道，医生耽误几分钟就会出人命。我的销售员也决不能随意耽误客户的时间，几秒钟都不行！”</text:p>
      <text:p text:style-name="P89"/>
      <text:p text:style-name="P89">在销售过程中，面对那些来去匆匆的客户，作为销售员，你有没有一种抓狂的感觉？或许，在很多时候，销售员功亏一篑的根本原因就是没有充分重视客户的时间。</text:p>
      <text:p text:style-name="P89"/>
      <text:p text:style-name="P89">人们都是这样认为的：最好的客户是最具有能力购买我们商品的人，通俗的讲就是有钱人。但是，有钱人通常都是善用时间的人，合理安排时间才能积攒巨大的财富。对他们而言，时间确实就是金钱。</text:p>
      <text:p text:style-name="P89"/>
      <text:p text:style-name="P89">为了达成交易，销售人员必须对客户的时间重视起来，并尽力去了解他们的时间安排。</text:p>
      <text:p text:style-name="P90">对于时间观念强的客户，洽谈时除了必要的寒暄之外，应该立刻谈到正题上。而且，我们必须先设法探听出他喜欢什么，关心什么等等。如果看苗头不对，就该立刻谈到正题上，如果先谈结论，再谈理由，也可以给他一个好的印象。</text:p>
      <text:p text:style-name="P90">先对客户说<text:span text:style-name="T76">：“我只花5分钟的时间。”谈到5分钟后，看客户的表情，决定要不要继续说下去。</text:span></text:p>
      <text:p text:style-name="P90"><text:soft-page-break/>谈了几分钟后<text:span text:style-name="T76">，可以反问客户：“您还有什么补清楚的地方，需要我向您解释吗？”利用这种方式，静候客户的发言。</text:span></text:p>
      <text:p text:style-name="P91"/>
      <text:p text:style-name="P91">记住，注意拖延时间的说话技巧，绝不可以讲4分钟、6分钟或十分钟这些双数。</text:p>
      <text:p text:style-name="P91">因为双数会给人的直觉反应很多，客户会怀疑你要讲很久。</text:p>
      <text:p text:style-name="P91">如果用单数<text:span text:style-name="T77">，他会觉得费时不多，会安静地听你讲下去。</text:span></text:p>
      <text:p text:style-name="P91">等他心理发生了这种微妙的变化后<text:span text:style-name="T77">，我们再观察他的表情，如果他还有继续听下去、想看看我们的商品的意愿，我们再慢慢讲解。如果销售员本身的行动和说服力不够机警和清楚的话，反而会给客户听得不耐烦。此时我们最好长话短说，多用动词，少用形容词，用语简短有力，态度举止也要有分寸。</text:span></text:p>
      <text:p text:style-name="P91"/>
      <text:p text:style-name="P91">和这些来去匆匆的客户多<text:span text:style-name="T78">“交手”几次，我们就会发现，这些整天嚷嚷着时间紧张的客户原来很可爱，很值得我们学习。销售员在与客户谈话时，要直奔主题，抓住重点，抓住他的注意力，为他大大地节省时间。只要销售员能和客户建立起良好的关系，销售业务也会慢慢地水到渠成。</text:span></text:p>
      <text:p text:style-name="P91"/>
      <text:h text:style-name="P119" text:outline-level="2">沉默型客户需要引导</text:h>
      <text:p text:style-name="P91">在销售的过程中<text:span text:style-name="T79">，有时候会碰到一些一言不发的沉默型客户，我们无法直到他究竟在想什么，真的很难应付。的确，沉默型客户敏于行而慎于言，他们冷漠审慎的性格特点让销售员觉得高深莫测，不敢轻易妄为。</text:span></text:p>
      <text:p text:style-name="P91">与这种客户进行交易<text:span text:style-name="T80">，你一定会感到十分尴尬。他表情冷漠，拒人于千里之外；我们舌头打转，心中惶恐不安，这种气氛令双方都感到不舒服。如果此时我们为了打破僵局，频繁主动地向对方发问，那么他会更加沉默。我们越主动，这种无声的抵抗越持久。直到我们的唠叨使客户不耐烦，他终于开口说：“您别费口舌了，请回吧。”这样，一场交易还没开始便结束了。</text:span></text:p>
      <text:p text:style-name="P91"/>
      <text:p text:style-name="P91">一般而言<text:span text:style-name="T81">，客户难开金口的心理原因主要有以下五点：</text:span></text:p>
      <text:p text:style-name="P92">1. 客户担心一开口便给推销员一种自己想买东西的误解，担心推销员死缠烂打，给自己带来麻烦，所以佯装不爱说话。</text:p>
      <text:p text:style-name="P92">2. 客户怕自己吃亏，所以对自己不太懂行的产品采取尽量少说的策略，让销售员多说，以便自己摸清底细。</text:p>
      <text:p text:style-name="P93">3. 客户本身沉默的个性使然。</text:p>
      <text:p text:style-name="P93">4. 客户不愿意与销售员交谈也可能是因为讨厌对方。</text:p>
      <text:p text:style-name="P93">5. 客户当时的心情不好。</text:p>
      <text:p text:style-name="P93"/>
      <text:p text:style-name="P93">相信只要销售员善于把握住客户的心理<text:span text:style-name="T82">，给客户创造出适当的说话机会，那么客户还是愿意向我们敞开心扉的。</text:span></text:p>
      <text:p text:style-name="P93"/>
      <text:p text:style-name="P93">那么如果给客户创造适当的说话机会呢<text:span text:style-name="T83">？</text:span></text:p>
      <text:p text:style-name="P93">销售员可以提一些客户感兴趣的话题<text:span text:style-name="T83">，引导对方开口说话，待对方开口说话时，销售员除了要认真倾听之外，还要注意赞美对方，给对方及时、积极的回应，这样对方才能感到与我们交谈的融洽，拒斥的心结才能打开。</text:span></text:p>
      <text:p text:style-name="P93"/>
      <text:p text:style-name="P93">销售经理小王的例子<text:span text:style-name="T84">：</text:span></text:p>
      <text:p text:style-name="P94">做糕饼是店主最熟悉不过的事情<text:span text:style-name="T84">，糕饼能得到客户的认可也是他最引以为傲的事。于是小王便顺应客户的心理，将话题引到糕饼上，这样使得店主有话可说，另外他还赞美店主的糕饼好吃，这样就满足了店主的成就感，接着又寻找双方共同的兴趣点—墙上的画。通过这些，小王成功的打破的与客户的僵局，之后再引导使客户主动提出谈生意的事，这样小王离成功把产品推销出去就不远了。</text:span></text:p>
      <text:h text:style-name="P119" text:outline-level="2"><text:soft-page-break/>顽固型客户需要商量着来</text:h>
      <text:p text:style-name="P96">顾名思义，顽固型客户比较固执，而当他一旦做出决定，别人很难说服他。</text:p>
      <text:p text:style-name="P96">所以，顽固型客户在心里面不喜欢被强迫推销。有些销售员，通常不自觉地把自己对产品的看法、意见强加给客户，希望能够帮助他赶快做决定。这是令这类客户最反感的事情了。</text:p>
      <text:p text:style-name="P96">所以，我们在同这类客户推销产品时，要充分利用客户吃软不吃硬的心理，以商量的口吻，站在客观的立场来向他介绍产品，解说产品的好处。</text:p>
      <text:p text:style-name="P96"/>
      <text:p text:style-name="P96">我们用商量的口气，站在客观立场，来向他介绍产品和服务，没有与他的想法产生冲突，相信他就能接受我们的解说。如果在经过自己的仔细思考过后，发现我们提供的产品或服务的确更划算的话，他还是愿意改变自己原来的想法的。</text:p>
      <text:p text:style-name="P96"/>
      <text:p text:style-name="P96">对于顽固型客户，有时销售员也不能一味顺从他们的想法，否则，如果客户的利益受损，他们在心里面第一个要责怪的就是销售员。</text:p>
      <text:p text:style-name="P96"/>
      <text:p text:style-name="P96">把事情弄糟糕的推销员的例子：</text:p>
      <text:p text:style-name="P96">新任经理由于没有做市场调查研究，就凭感觉武断地认为在他原来的分店里很好卖的<text:span text:style-name="T85">4两包装茶叶在这里也会畅销，没有听从销售员的建议，使超市利益受损，并且他没有反省自己的责任反倒责难起销售员来。</text:span></text:p>
      <text:p text:style-name="P96">然而，客户毕竟是上帝，在这次销售中，销售员也有做得不妥的地方，他不了解顽固型客户的心理，没有以一种适当的说话方式让客户意识到问题的所在及可能会出现的严重后果，一味顺从客户，而导致产品滞销，反而对二者的关系造成了更坏的影响。</text:p>
      <text:p text:style-name="P96"/>
      <text:p text:style-name="P96">所以，面对“不撞南墙不回头”的客户，我们要以商量、委婉的口气明确指出客户如果坚持己见所产生的严重后果，这样，他们就会从自我利益的角度考虑，从而接受你的建议和方案。</text:p>
      <text:p text:style-name="P96"/>
      <text:p text:style-name="P96">“除冰王”路面清洁剂销售员黑尔曼的例子：</text:p>
      <text:p text:style-name="P96">以非常委婉的方式向客户指出如果不够买产品可能会发生的损失。</text:p>
      <text:p text:style-name="P96">销售员如果能像黑尔曼一样，在你把严重的后果摆到客户面前时，相信即使再顽固的客户也不会轻易拒绝销售员的建议了。所以，只要销售员坚信自己的意见是对客户有利的，那么就不要放弃，委婉、和气地向顽固的客户提出，多试几次，客户总会被打动的。</text:p>
      <text:p text:style-name="P96"/>
      <text:h text:style-name="P119" text:outline-level="2">稳健型客户需要理性对待</text:h>
      <text:p text:style-name="P96">在销售过程中，我们碰到的一类数量最多的客户就是稳健型客户，他们的心理特征如下：</text:p>
      <text:p text:style-name="P97">1. <text:span text:style-name="T48">稳重沉着</text:span></text:p>
      <text:p text:style-name="P97">稳健型客户做事谨慎，在充分考虑后才能做决定。他们可能会认真地倾听你的介绍，然后在心里深思熟虑，表面上不露一点儿痕迹，显得十分稳重沉着。他们这种冷静的表情有时还会使你心里发毛，不是到对方到底在想些什么，可又不敢随便发问。如果客户真的对你说销售的产品感兴趣的话，那么他们有时会连细枝末节都问得一清二楚。等到对方仔细考虑到底要不要买时，若你的回答不能让他满意，客户就不会轻易下决心，但一旦下了决心，那就是板上钉钉的事了。</text:p>
      <text:p text:style-name="P97">2. <text:span text:style-name="T48">小心谨慎</text:span></text:p>
      <text:p text:style-name="P97">稳健型客户认为轻易行动会找来麻烦，导致损失，因此每次做出决定之前，都得谨慎考虑，分析得失，因此时间也比较长。因为谨慎，他可能会找来亲友，打听行情，然后一块儿商量做决定。如果每弄清产品的具体情况，如性能、价格等，并且没有货比三家，那么他们就不会轻易购买。</text:p>
      <text:p text:style-name="P98">3. <text:span text:style-name="T48">比较敏感，害怕上当</text:span></text:p>
      <text:p text:style-name="P98"><text:soft-page-break/>稳健型客户本来就比较谨慎，如果加上你对产品掌握得不是很专业，对行情不是太了解，这时，客户就容易产生“谨防上当”的保护性心理。平素谨慎的客户通常只会相信你一半的话，产生警觉后，则会对这一半话也产生怀疑。他们认为你花言巧语的目的只是为了向他们兜售低质商品，因此不信任你。</text:p>
      <text:p text:style-name="P97"/>
      <text:p text:style-name="P96">知道了稳健型客户的所思所想后，销售员可以采取以下几种方法与其打交道。</text:p>
      <text:p text:style-name="P99">1. 稳健型客户突出的特点就是理智，很有可能在与我们接触前，他们就已经意识到自己对产品的需要，并且通过各种渠道来了解产品，分析产品。当他们和销售员进行交流时，他们最关注的还是产品本身，以确认产品是否能满足自己的需求。因此，对于稳健型客户，销售员从产品的性能、特点来说服客户是最佳的策略。要在交流过程中肯定客户的意见，主要对客户不了解的地方给予更明确、专业的解答，通过与其他产品从质量到价格的全面比较分析，让客户觉得购买自己的产品是划算的，并且要理性地分析产品能给客户带来的实际收益。</text:p>
      <text:p text:style-name="P100">2. 销售员在销售过程中，必须学会协调自己和客户的言行步伐，如果客户语速缓慢、压低声音、小心自己的举动。不能让客户来适应我们的言行步伐，如果你让对方适应自己，对方感到适应不了就会走开，生意就谈不成了。所以销售员要尽量与客户采取同一步调，积极适应客户，但不要丢掉销售的主动权。</text:p>
      <text:p text:style-name="P101">3. 对稳健型客户，切不可性急，不要催得太紧，给他们留一段思考的时间。等他们深思熟虑后，觉得你的产品合适自然会购买。</text:p>
      <text:p text:style-name="P101">4. 在对付稳健型的客户时，销售员也要保持沉着冷静，给客户留下好印象。在条分缕析地解决了对方的问题后，如果客户觉得满意就要快速成交。</text:p>
      <text:p text:style-name="P101"/>
      <text:h text:style-name="P119" text:outline-level="2">摸清控制性客户的脾气</text:h>
      <text:p text:style-name="P101">在销售过程中，我们也会碰到这样的客户：他们几乎总是知道自己想要什么，当别人正在思考怎样处理一件事情时，他们已经有了透彻的考虑，也做出了决定；他们大都身处要职，掌管决策大权，非常有主见；他们希望销售员能完成他的想法， 就如他企业内的其他人员一样必须听命于他，如果你想改变他们的想法，你最好是有一个令人信服的理由，不然他们是不会听进去的，而且这个令人信服的理由必须配以更好的实施方案。这样的客户就是控制性客户。</text:p>
      <text:p text:style-name="P101"/>
      <text:p text:style-name="P101">控制型客户态度明确、做事果断、头脑清楚、注重结果、时间观念强，最不喜欢包含太多细枝末节的提案。针对控制性客户的这些心理特点，销售员要做到以下几点来积极应对：</text:p>
      <text:p text:style-name="P102">1. <text:span text:style-name="T48">在与控制性客户面谈前事先准备书面提议，并且提议不要太过烦琐</text:span></text:p>
      <text:p text:style-name="P102">销售员应该以书面的形式提出关键的意见，让客户能够独自思索研究。须注意的是，凡是提案过于详细，或是缺乏理性、强调感情方面的论点，均无法得到他们的认同，所以要尽量避免。并且你所提出的解决方案，必须站在客户的立场，从大的方向考虑，避免琐碎细节，必须让客户去主导实施，你尽可能地去配合他的想法，协助他实现自己的主张。</text:p>
      <text:p text:style-name="P103">2. <text:span text:style-name="T48">销售人员要预先准备一个好的陈述大纲，并且陈述时必须做到：直接，简短，针对结果</text:span></text:p>
      <text:p text:style-name="P103">直接，对控制型客户所说或所写的每一件事都要直接明了、切中要害。</text:p>
      <text:p text:style-name="P103">简短，不要浪费客户时间，陈述时要条理清楚，逻辑性强。只说那些与产品相关的事情。</text:p>
      <text:p text:style-name="P103">针对结果，要确保我们所说的每一句话都要围绕这让产品打动客户这一中心，不要跑题。</text:p>
      <text:p text:style-name="P104">3. <text:span text:style-name="T48">对控制性客户在态度上要保持尊重</text:span></text:p>
      <text:p text:style-name="P104">销售员应该清楚客户的职位，虽然他们可能不会明显地要求你过于亲近或对于他们的职位，尤其是对他们以往的成就缺乏尊敬，那么你很快就会失去他们。</text:p>
      <text:p text:style-name="P105">4. <text:span text:style-name="T48">为客户提供不超过两种的选择建议</text:span></text:p>
      <text:p text:style-name="P105">控制性客户有他们自己的主张，你的明智之举是向他们推荐一些他们可加以选择的建议。所提供的选择最好别超过两种，因为这样可以向他们表明你对他们推荐的是经过了仔细的思考和筛选之后而得出的，是最适合他们的。如果销售员没有做好准备工作，没有想过你的建议会对他们意味着什么，会很快失去客户的信任。一旦失去客户的信任，即使花再多的时间、付出再多的代价也未必能够重新获得。</text:p>
      <text:h text:style-name="P119" text:outline-level="2"><text:soft-page-break/>不要错过“随便看看”的客户</text:h>
      <text:p text:style-name="P89">在和客户打交道的过程中，我们会发现客户常常习惯于四处转转，随便看看，除非他们发现了一笔最好的交易，否则他们不会轻易表示购买的欲望。</text:p>
      <text:p text:style-name="P89">其实，客户提出“随便看看”时，有时是已经有了购买意向，只是习惯性地在购买前再逛逛，再一次确认将购产品确实符合自己的需要。这时，如果销售员轻率地认为他们真的只是来随便看看，那么我们就犯了一个错误，忽略了这个主动促进销售的机会，而这种忽略将使客户产生一种失落心理，也就果真不会在我们这里购买了。</text:p>
      <text:p text:style-name="P89"/>
      <text:p text:style-name="P89">在了解了那些“随便看看”的客户的心理之后，我们不能错过销售的机会，要主动把客户留住。</text:p>
      <text:p text:style-name="P89"/>
      <text:p text:style-name="P89">几个“随便看看”的例子：</text:p>
      <text:p text:style-name="P89">从上面几个案例中，我们可以看出“随便看看”的客户虽然没有表现出明显的购买意愿，但销售员只要主动一些，稍加引导，给客户一个购买的理由，那么也是有可能成交的。所以，销售员应该尽可能地留出客户，他们停留的时间越长，买东西的机会就越大。就算“随便看看”型客户现在没有购买你的产品，可他们已经对你的热情的服务有了良好的印象，很有可能在以后会成为你的客户。更为重要的是，客户有朋友、亲人、同事等等，他会向他们宣传你的产品和服务。</text:p>
      <text:p text:style-name="P89">所以，如果销售人员认为“随便看看”型客户无足轻重，因而对其怠慢的话，那就大错特错了。</text:p>
      <text:p text:style-name="P89"/>
      <text:p text:style-name="P89">可是，“随便看看”型客户有时也会向销售员发出一个致命武器，那就是在我们热情周到服务的最后，抛出“我没有带钱，我只是随便看看”的理由。如果这时候销售员脾气发作的话，那么我们所有的努力就都白费了。</text:p>
      <text:p text:style-name="P89"/>
      <text:p text:style-name="P89">一名汽车推销员的例子：</text:p>
      <text:p text:style-name="P89">客户以“没有带钱”为借口来拒绝他时，他知道客户并不是对自己介绍的汽车不满意，也不是钱的问题，而是客户的一种习惯性心理—在确定购买某产品之前总要货比三家才放心。这时销售员要做的就是及时促成，他先让客户签一个订单，至于定金可以过后再交。</text:p>
      <text:p text:style-name="P89">由于客户除了没带钱的原因再没有找出其他拒绝的理由，所以只好遵从销售员的建议。然后进一步利用“当你信任别人时，别人也会向你证明他们的确值得信赖”的心理学原理，对客户表示出自己的信任，并赞扬客户是一个遵守承诺、不会令他失望的人。这样，销售员就把一位“没有带钱的随便看看”的人变成了他的客户。</text:p>
      <text:p text:style-name="P89"/>
      <text:p text:style-name="P89"/>
      <text:h text:style-name="P117" text:outline-level="1">第五章 卖“信任”胜过卖产品</text:h>
      <text:h text:style-name="P119" text:outline-level="2">冲破客户设置的“防火墙”</text:h>
      <text:p text:style-name="P106"/>
      <text:p text:style-name="P106">客户在面对销售员的推销时，总是本能地怀有一种拒斥心理。为了防止销售员可能给自己造成高风险，客户便在自己和销售员之间设置了一道厚厚的“防火墙”，使销售员无法接近客户。</text:p>
      <text:p text:style-name="P106">那么，作为销售员应该如何打破这道“心理防火墙”，让客户主动安装我们提供的那些“非病毒的有益程序”呢？最关键的一点就是我们要获得客户的信任，一旦客户在心里对我们产生了信任感，那么他们就会产生了解产品的兴趣，当他们发现产品确实有益无害的话，就会毫不犹豫地同意我们的“安装条款”。所以，卖“信任”胜过卖产品。</text:p>
      <text:p text:style-name="P106"/>
      <text:h text:style-name="P119" text:outline-level="2">首因效应：价值百万的第一印象</text:h>
      <text:p text:style-name="P106">在人际交往过程中，我们给对方在心理留下的第一印象至关重要，亦即“先入为主”。虽然第一印象不一定总是正确的，但却是最鲜明的，最牢固的，并决定这以后双方交往的进程。</text:p>
      <text:p text:style-name="P107">–《心理学新词典》中定义的首因效应</text:p>
      <text:p text:style-name="P106"/>
      <text:p text:style-name="P106">心理学家统计发现：在人际交往过程中最初<text:span text:style-name="T86">4分钟里，是印象形成的关键期，在这一时期形成的印象对一个人的感官判断的影响占大概75%的比例。不管你给人留下的第一印象是不是真实的，以后别人都很难改变对你的看法，而且人们都会不自觉地为自己的想法找各种依据。</text:span></text:p>
      <text:p text:style-name="P106"/>
      <text:p text:style-name="P106">首因效应在销售中尤其重要，仔细想一想，作为销售员的你和客户初次见面的时间会有多长时间？相信肯定不会太长。那么，在这短短的时间里，如何让客户凭着对你的第一印象而对你产生信任感呢？让客户喜欢我们，起码不讨厌我们，是我们下一步销售乃至与其长期合作的前提。如果客户看见我门就觉得厌烦，那么我们是没有机会和对方一起交谈的，不管我们的产品或服务再怎么好。</text:p>
      <text:p text:style-name="P106"/>
      <text:p text:style-name="P106">制造企业总裁尼蒙先生和不休边幅的推销员的例子：</text:p>
      <text:p text:style-name="P108">为什么这名销售员遭到了拒绝？很明显，他给尼蒙先生的第一印象就不好，所以尼蒙先生也就不会给他销售的机会。</text:p>
      <text:p text:style-name="P108"/>
      <text:p text:style-name="P108">那么作为销售员，我们该如何塑造自己，让首因效应在销售中助我们一臂之力呢？</text:p>
      <text:p text:style-name="P109">1. <text:span text:style-name="T48">着装要正确</text:span></text:p>
      <text:p text:style-name="P109">美国一家调查公司发现，那些注重着装，职业形象比较好的人，其工作的起始薪金比其他人要高出<text:span text:style-name="T87">8%～20%。事实上，我们并不是追求奢华的服饰，但最基本要求是衣着整洁大方，打扮得体。</text:span></text:p>
      <text:p text:style-name="P109">可以说<text:span text:style-name="T88">，初次见面，90%的印象产生于服装。一般来说，衣着能直接反映一个人的修养、气质。穿戴整齐、干净利落的销售员容易赢得客户的信任和好感；而衣冠不整的销售员则会给顾客留下办事马虎、懒惰、糊涂的印象。</text:span></text:p>
      <text:p text:style-name="P109">另外<text:span text:style-name="T88">，你的形象还代表着整个公司的形象，就像尼蒙先生说的，他了解洛斯公司，这个推销员不能代表公司。如果你的客户以前没有和你的公司打过交道的话，那么他就会通过你给他留下的糟糕印象来判断你所在的公司不怎么样，产品肯定也毫不到哪儿去。</text:span></text:p>
      <text:p text:style-name="P109">在会见客户之前我们还要调查清楚他的身份<text:span text:style-name="T88">，从而确定穿什么衣服。如果，我们会见的是企业主管，我们一定要穿得很正规。但是，如果你的客户是农民，那么你穿着西服打着领带感觉就不对了。所以要注意分清场合、时间、对象等，做到正确着装。</text:span></text:p>
      <text:p text:style-name="P110"><text:soft-page-break/>2. <text:span text:style-name="T48">修饰要适当</text:span></text:p>
      <text:p text:style-name="P110">销售员修饰的原则是：简洁、干净、大方、自然。</text:p>
      <text:p text:style-name="P110">在外表方面应该注意<text:span text:style-name="T89">：眼睛无论大小，一定要干净、有神，尤其是眼部的分泌物要及时清除。如果戴近视眼睛，镜框和镜片不能有破损。鼻子的清洁非常重要，分泌物过多应提前清除，鼻毛如果长到鼻孔外，应提前修剪。嘴的修饰要做到牙齿清洁，口腔无异味。初次见面不要吃大蒜、葱等有刺激性气味的东西，即使吃了，一定要想办法尽快去除，如吃口香糖等。</text:span></text:p>
      <text:p text:style-name="P111">3. <text:span text:style-name="T48">握手时要适度用力</text:span></text:p>
      <text:p text:style-name="P111">据美国心理协会调查研究：不论男性或女性，有利地握手有利于形成良好的第一印象。在与客户握手时要适度有力，并且稍微持久一些，保证完全握住，握手的同时还要有眼神之间友好的交流，这样做可以让客户感到你对对方很尊重，对这次见面很重视并且对双方的合作抱有很大的期待和热情。</text:p>
      <text:p text:style-name="P111"/>
      <text:p text:style-name="P111">总之<text:span text:style-name="T90">，销售员在见客户时，一定要好好注意自己的形象，让首因效应为我们的销售过程清除一些障碍，迎来更多的成功。</text:span></text:p>
      <text:p text:style-name="P111"/>
      <text:h text:style-name="P119" text:outline-level="2">热情待客<text:span text:style-name="T91">，你的客户会因此被感染</text:span></text:h>
      <text:p text:style-name="P111">心理学家经过调查发现<text:span text:style-name="T91">，绝大多数人都喜欢和热情的人打交道，因为热情可以让人感到温暖和愉悦，使彼此产生信赖感，拉近陌生人之间的距离。</text:span></text:p>
      <text:p text:style-name="P111">每个人都害怕拒绝<text:span text:style-name="T92">，如果你冷若冰霜，那么你传达给别人的信息就是你对他人有排斥感，不愿意与人交往，由于大家都怕碰钉子，所以也就不愿意与你交往了。销售员要想拥有更多客户，也必须了解这种人际交往中的心理现象，做到热情带人。</text:span></text:p>
      <text:p text:style-name="P111"/>
      <text:p text:style-name="P111">营销专家做过研究<text:span text:style-name="T92">，热情在成功销售的案例中所占重要性比例为95%，而产品知识只占5%。这是因为没有一位顾客愿意从一位阴沉着脸的销售员那里购买商品。而热情就像一团火，可以感染到客户的心理和情绪，让客户不由自主地信任你、愿意接近你。</text:span></text:p>
      <text:p text:style-name="P111"/>
      <text:p text:style-name="P111">北京百货大楼著名营业员张秉贵的例子<text:span text:style-name="T93">：</text:span></text:p>
      <text:p text:style-name="P111">张秉贵被顾客亲切地称为<text:span text:style-name="T93">“一团火”，他对顾客十分热情，就像一团火一样让顾客时刻感受到温暖。</text:span></text:p>
      <text:p text:style-name="P111"/>
      <text:p text:style-name="P111">热情是缓解客户本能拒斥心理的有效办法<text:span text:style-name="T94">，试想一下，客户怎么好意思拒绝一个对他态度热诚，处处为他着想的销售员呢？又怎么好意思拒绝一个在他有困难时给予及时主动帮助的人呢？所以你只要全心全意为客户热情服务，即使他没有看中你的产品，他也会在心里认可了你的销售态度，接受了你本人。</text:span></text:p>
      <text:p text:style-name="P111"/>
      <text:p text:style-name="P111">电脑推销员小姜的例子<text:span text:style-name="T95">：</text:span></text:p>
      <text:p text:style-name="P111">在这个案例中<text:span text:style-name="T96">，如果小姜在接待客户时始终沉着一张“苦瓜脸”，说出的话语冷冰冰，客户要离开也不挽留，表现出那种爱买不买的态度，那么他又怎么能够得到客户呢？所以销售员面对客户时一定要充满热情，用我们的热情去感染客户、打动客户。但是还要注意把握分寸，不能过分热情，否则会给客户觉得我们虚情假意，而引起戒备，无形中又增加了一道心理防线。</text:span></text:p>
      <text:p text:style-name="P111"/>
      <text:p text:style-name="P111"/>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CJK SC Regular" fo:font-family="'Noto Sans CJK SC Regular'" style:font-family-generic="swiss" fo:font-size="10.5pt" officeooo:rsid="010647f7" style:font-size-asian="10.5pt" style:font-size-complex="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5T16:46:22.906562081</dc:date>
    <meta:editing-duration>P1DT45M5S</meta:editing-duration>
    <meta:editing-cycles>199</meta:editing-cycles>
    <meta:generator>LibreOffice/5.1.6.2$Linux_x86 LibreOffice_project/10m0$Build-2</meta:generator>
    <meta:document-statistic meta:table-count="0" meta:image-count="0" meta:object-count="0" meta:page-count="27" meta:paragraph-count="488" meta:word-count="30161" meta:character-count="30343" meta:non-whitespace-character-count="30278"/>
  </office:meta>
</office:document-meta>
</file>